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Web" style:master-page-name="MP0" style:family="paragraph">
      <style:paragraph-properties fo:break-before="page" fo:text-align="center" fo:margin-top="0in" fo:margin-bottom="0.2083in"/>
    </style:style>
    <style:style style:name="T5" style:parent-style-name="Car.predefinitoparagrafo" style:family="text">
      <style:text-properties fo:font-weight="bold" style:font-weight-asian="bold" style:font-weight-complex="bold" fo:color="#000000" fo:font-size="24pt" style:font-size-asian="24pt" style:font-size-complex="24pt" fo:language="it" fo:country="IT"/>
    </style:style>
    <style:style style:name="P6" style:parent-style-name="Normale" style:family="paragraph">
      <style:text-properties fo:language="it" fo:country="IT"/>
    </style:style>
    <style:style style:name="P7" style:parent-style-name="NormaleWeb" style:family="paragraph">
      <style:paragraph-properties fo:text-align="center" fo:margin-top="0in" fo:margin-bottom="0.0833in"/>
    </style:style>
    <style:style style:name="T8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9" style:parent-style-name="Normale" style:family="paragraph">
      <style:paragraph-properties fo:margin-bottom="0.1666in"/>
      <style:text-properties fo:language="it" fo:country="IT"/>
    </style:style>
    <style:style style:name="P10" style:parent-style-name="NormaleWeb" style:family="paragraph">
      <style:paragraph-properties fo:text-align="center" fo:margin-top="0in" fo:margin-bottom="0.0833in"/>
    </style:style>
    <style:style style:name="T11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12" style:parent-style-name="Normale" style:family="paragraph">
      <style:paragraph-properties fo:margin-bottom="0.1666in"/>
      <style:text-properties fo:language="it" fo:country="IT"/>
    </style:style>
    <style:style style:name="P13" style:parent-style-name="NormaleWeb" style:family="paragraph">
      <style:paragraph-properties fo:text-align="center" fo:margin-top="0in" fo:margin-bottom="0.2083in"/>
    </style:style>
    <style:style style:name="T14" style:parent-style-name="Car.predefinitoparagrafo" style:family="text">
      <style:text-properties fo:font-weight="bold" style:font-weight-asian="bold" style:font-weight-complex="bold" fo:color="#000000" fo:font-size="20pt" style:font-size-asian="20pt" style:font-size-complex="20pt" fo:language="it" fo:country="IT"/>
    </style:style>
    <style:style style:name="P15" style:parent-style-name="Normale" style:family="paragraph">
      <style:paragraph-properties fo:margin-bottom="0.1666in"/>
      <style:text-properties fo:language="it" fo:country="IT"/>
    </style:style>
    <style:style style:name="P16" style:parent-style-name="NormaleWeb" style:family="paragraph">
      <style:paragraph-properties fo:text-align="justify" fo:margin-top="0.0208in" fo:margin-bottom="0in"/>
    </style:style>
    <style:style style:name="T17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18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19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0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1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2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3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4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P25" style:parent-style-name="NormaleWeb" style:family="paragraph">
      <style:paragraph-properties fo:text-align="justify" fo:margin-top="0.0833in"/>
    </style:style>
    <style:style style:name="T26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7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8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9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0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1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P32" style:parent-style-name="Normale" style:family="paragraph">
      <style:paragraph-properties fo:margin-bottom="0.1666in"/>
      <style:text-properties fo:language="it" fo:country="IT"/>
    </style:style>
    <style:style style:name="P33" style:parent-style-name="NormaleWeb" style:family="paragraph">
      <style:paragraph-properties fo:text-align="center" fo:margin-top="0in" fo:margin-bottom="0.0833in"/>
    </style:style>
    <style:style style:name="T34" style:parent-style-name="Car.predefinitoparagrafo" style:family="text">
      <style:text-properties fo:font-weight="bold" style:font-weight-asian="bold" style:font-weight-complex="bold" fo:color="#000000" fo:font-size="16pt" style:font-size-asian="16pt" style:font-size-complex="16pt" fo:language="it" fo:country="IT"/>
    </style:style>
    <style:style style:name="P35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36" style:parent-style-name="Titolo1" style:family="paragraph">
      <style:text-properties fo:language="it" fo:country="IT"/>
    </style:style>
    <style:style style:name="P37" style:parent-style-name="NormaleWeb" style:family="paragraph">
      <style:paragraph-properties fo:margin-top="0in" fo:margin-bottom="0in"/>
    </style:style>
    <style:style style:name="T38" style:parent-style-name="Car.predefinitoparagrafo" style:family="text">
      <style:text-properties fo:color="#000000"/>
    </style:style>
    <style:style style:name="T39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40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1" style:parent-style-name="Car.predefinitoparagrafo" style:family="text">
      <style:text-properties style:font-name="Calibri" fo:font-size="11pt" style:font-size-asian="11pt" style:language-asian="en" style:country-asian="GB"/>
    </style:style>
    <style:style style:name="P42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3" style:parent-style-name="Collegamentoipertestuale" style:family="text">
      <style:text-properties fo:language="it" fo:country="IT"/>
    </style:style>
    <style:style style:name="T44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45" style:parent-style-name="Collegamentoipertestuale" style:family="text">
      <style:text-properties fo:language="it" fo:country="IT"/>
    </style:style>
    <style:style style:name="P46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7" style:parent-style-name="Collegamentoipertestuale" style:family="text">
      <style:text-properties fo:language="it" fo:country="IT"/>
    </style:style>
    <style:style style:name="T48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49" style:parent-style-name="Collegamentoipertestuale" style:family="text">
      <style:text-properties fo:language="it" fo:country="IT"/>
    </style:style>
    <style:style style:name="P50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1" style:parent-style-name="Collegamentoipertestuale" style:family="text">
      <style:text-properties fo:language="it" fo:country="IT"/>
    </style:style>
    <style:style style:name="T52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53" style:parent-style-name="Collegamentoipertestuale" style:family="text">
      <style:text-properties fo:language="it" fo:country="IT"/>
    </style:style>
    <style:style style:name="T54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55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6" style:parent-style-name="Collegamentoipertestuale" style:family="text">
      <style:text-properties fo:language="it" fo:country="IT"/>
    </style:style>
    <style:style style:name="T57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58" style:parent-style-name="Collegamentoipertestuale" style:family="text">
      <style:text-properties fo:language="it" fo:country="IT"/>
    </style:style>
    <style:style style:name="P59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0" style:parent-style-name="Collegamentoipertestuale" style:family="text">
      <style:text-properties fo:language="it" fo:country="IT"/>
    </style:style>
    <style:style style:name="T61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62" style:parent-style-name="Collegamentoipertestuale" style:family="text">
      <style:text-properties fo:language="it" fo:country="IT"/>
    </style:style>
    <style:style style:name="P63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4" style:parent-style-name="Collegamentoipertestuale" style:family="text">
      <style:text-properties fo:language="it" fo:country="IT"/>
    </style:style>
    <style:style style:name="T65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66" style:parent-style-name="Collegamentoipertestuale" style:family="text">
      <style:text-properties fo:language="it" fo:country="IT"/>
    </style:style>
    <style:style style:name="P6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8" style:parent-style-name="Collegamentoipertestuale" style:family="text">
      <style:text-properties fo:language="it" fo:country="IT"/>
    </style:style>
    <style:style style:name="T6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0" style:parent-style-name="Collegamentoipertestuale" style:family="text">
      <style:text-properties fo:language="it" fo:country="IT"/>
    </style:style>
    <style:style style:name="T71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72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3" style:parent-style-name="Collegamentoipertestuale" style:family="text">
      <style:text-properties fo:language="it" fo:country="IT"/>
    </style:style>
    <style:style style:name="T74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5" style:parent-style-name="Collegamentoipertestuale" style:family="text">
      <style:text-properties fo:language="it" fo:country="IT"/>
    </style:style>
    <style:style style:name="P76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7" style:parent-style-name="Collegamentoipertestuale" style:family="text">
      <style:text-properties fo:language="it" fo:country="IT"/>
    </style:style>
    <style:style style:name="T78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9" style:parent-style-name="Collegamentoipertestuale" style:family="text">
      <style:text-properties fo:language="it" fo:country="IT"/>
    </style:style>
    <style:style style:name="P80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1" style:parent-style-name="Collegamentoipertestuale" style:family="text">
      <style:text-properties fo:language="it" fo:country="IT"/>
    </style:style>
    <style:style style:name="T82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83" style:parent-style-name="Collegamentoipertestuale" style:family="text">
      <style:text-properties fo:language="it" fo:country="IT"/>
    </style:style>
    <style:style style:name="P84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5" style:parent-style-name="Collegamentoipertestuale" style:family="text">
      <style:text-properties fo:language="it" fo:country="IT"/>
    </style:style>
    <style:style style:name="T86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87" style:parent-style-name="Collegamentoipertestuale" style:family="text">
      <style:text-properties fo:language="it" fo:country="IT"/>
    </style:style>
    <style:style style:name="P88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9" style:parent-style-name="Collegamentoipertestuale" style:family="text">
      <style:text-properties fo:language="it" fo:country="IT"/>
    </style:style>
    <style:style style:name="T90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91" style:parent-style-name="Collegamentoipertestuale" style:family="text">
      <style:text-properties fo:language="it" fo:country="IT"/>
    </style:style>
    <style:style style:name="T92" style:parent-style-name="Collegamentoipertestuale" style:family="text">
      <style:text-properties fo:language="it" fo:country="IT"/>
    </style:style>
    <style:style style:name="P93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4" style:parent-style-name="Collegamentoipertestuale" style:family="text">
      <style:text-properties fo:language="it" fo:country="IT"/>
    </style:style>
    <style:style style:name="T95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96" style:parent-style-name="Collegamentoipertestuale" style:family="text">
      <style:text-properties fo:language="it" fo:country="IT"/>
    </style:style>
    <style:style style:name="P9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8" style:parent-style-name="Collegamentoipertestuale" style:family="text">
      <style:text-properties fo:language="it" fo:country="IT"/>
    </style:style>
    <style:style style:name="T9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0" style:parent-style-name="Collegamentoipertestuale" style:family="text">
      <style:text-properties fo:language="it" fo:country="IT"/>
    </style:style>
    <style:style style:name="P101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02" style:parent-style-name="Collegamentoipertestuale" style:family="text">
      <style:text-properties fo:language="it" fo:country="IT"/>
    </style:style>
    <style:style style:name="T103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4" style:parent-style-name="Collegamentoipertestuale" style:family="text">
      <style:text-properties fo:language="it" fo:country="IT"/>
    </style:style>
    <style:style style:name="P105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106" style:parent-style-name="NormaleWeb" style:family="paragraph">
      <style:paragraph-properties fo:text-align="justify" style:vertical-align="baseline" fo:margin-bottom="0.1111in"/>
      <style:text-properties fo:font-weight="bold" style:font-weight-asian="bold" style:font-weight-complex="bold" fo:color="#000000" fo:font-size="24pt" style:font-size-asian="24pt" style:font-size-complex="24pt" fo:hyphenate="true"/>
    </style:style>
    <style:style style:name="P107" style:parent-style-name="Normale" style:family="paragraph">
      <style:text-properties style:font-size-complex="12pt"/>
    </style:style>
    <style:style style:name="P108" style:parent-style-name="NormaleWeb" style:family="paragraph">
      <style:paragraph-properties fo:text-align="justify" fo:margin-top="0.0833in"/>
    </style:style>
    <style:style style:name="T109" style:parent-style-name="Car.predefinitoparagrafo" style:family="text">
      <style:text-properties fo:color="#000000"/>
    </style:style>
    <style:style style:name="T110" style:parent-style-name="Car.predefinitoparagrafo" style:family="text">
      <style:text-properties fo:font-style="italic" style:font-style-asian="italic" style:font-style-complex="italic" fo:color="#000000"/>
    </style:style>
    <style:style style:name="P111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112" style:parent-style-name="Titolo1" style:list-style-name="LFO1" style:family="paragraph">
      <style:text-properties fo:language="it" fo:country="IT"/>
    </style:style>
    <style:style style:name="P113" style:parent-style-name="Titolo2" style:list-style-name="LFO1" style:family="paragraph"/>
    <style:style style:name="P114" style:parent-style-name="Normale" style:family="paragraph">
      <style:paragraph-properties fo:line-height="150%"/>
      <style:text-properties fo:language="it" fo:country="IT"/>
    </style:style>
    <style:style style:name="P115" style:parent-style-name="Paragrafoelenco" style:list-style-name="LFO9" style:family="paragraph">
      <style:paragraph-properties fo:line-height="150%"/>
      <style:text-properties fo:language="it" fo:country="IT"/>
    </style:style>
    <style:style style:name="P116" style:parent-style-name="Paragrafoelenco" style:list-style-name="LFO9" style:family="paragraph">
      <style:paragraph-properties fo:line-height="150%"/>
      <style:text-properties fo:language="it" fo:country="IT"/>
    </style:style>
    <style:style style:name="P117" style:parent-style-name="Normale" style:family="paragraph">
      <style:paragraph-properties fo:line-height="150%"/>
    </style:style>
    <style:style style:name="T118" style:parent-style-name="Car.predefinitoparagrafo" style:family="text">
      <style:text-properties fo:language="it" fo:country="IT"/>
    </style:style>
    <style:style style:name="T119" style:parent-style-name="Car.predefinitoparagrafo" style:family="text">
      <style:text-properties fo:language="it" fo:country="IT"/>
    </style:style>
    <style:style style:name="T120" style:parent-style-name="Car.predefinitoparagrafo" style:family="text">
      <style:text-properties fo:language="it" fo:country="IT"/>
    </style:style>
    <style:style style:name="T121" style:parent-style-name="Car.predefinitoparagrafo" style:family="text">
      <style:text-properties fo:font-weight="bold" style:font-weight-asian="bold" style:font-weight-complex="bold" fo:language="it" fo:country="IT"/>
    </style:style>
    <style:style style:name="T122" style:parent-style-name="Car.predefinitoparagrafo" style:family="text">
      <style:text-properties fo:language="it" fo:country="IT"/>
    </style:style>
    <style:style style:name="T123" style:parent-style-name="Car.predefinitoparagrafo" style:family="text">
      <style:text-properties fo:font-style="italic" style:font-style-asian="italic" style:font-style-complex="italic" fo:language="it" fo:country="IT"/>
    </style:style>
    <style:style style:name="T124" style:parent-style-name="Car.predefinitoparagrafo" style:family="text">
      <style:text-properties fo:language="it" fo:country="IT"/>
    </style:style>
    <style:style style:name="T125" style:parent-style-name="Car.predefinitoparagrafo" style:family="text">
      <style:text-properties fo:font-weight="bold" style:font-weight-asian="bold" style:font-weight-complex="bold" fo:language="it" fo:country="IT"/>
    </style:style>
    <style:style style:name="T126" style:parent-style-name="Car.predefinitoparagrafo" style:family="text">
      <style:text-properties fo:font-weight="bold" style:font-weight-asian="bold" style:font-weight-complex="bold" fo:language="it" fo:country="IT"/>
    </style:style>
    <style:style style:name="T127" style:parent-style-name="Car.predefinitoparagrafo" style:family="text">
      <style:text-properties fo:language="it" fo:country="IT"/>
    </style:style>
    <style:style style:name="T128" style:parent-style-name="Car.predefinitoparagrafo" style:family="text">
      <style:text-properties fo:language="it" fo:country="IT"/>
    </style:style>
    <style:style style:name="T129" style:parent-style-name="Car.predefinitoparagrafo" style:family="text">
      <style:text-properties fo:language="it" fo:country="IT"/>
    </style:style>
    <style:style style:name="T130" style:parent-style-name="Car.predefinitoparagrafo" style:family="text">
      <style:text-properties fo:language="it" fo:country="IT"/>
    </style:style>
    <style:style style:name="T131" style:parent-style-name="Car.predefinitoparagrafo" style:family="text">
      <style:text-properties fo:language="it" fo:country="IT"/>
    </style:style>
    <style:style style:name="T132" style:parent-style-name="Car.predefinitoparagrafo" style:family="text">
      <style:text-properties fo:language="it" fo:country="IT"/>
    </style:style>
    <style:style style:name="P133" style:parent-style-name="Normale" style:family="paragraph">
      <style:paragraph-properties fo:line-height="150%"/>
    </style:style>
    <style:style style:name="T134" style:parent-style-name="Car.predefinitoparagrafo" style:family="text">
      <style:text-properties fo:language="it" fo:country="IT"/>
    </style:style>
    <style:style style:name="T135" style:parent-style-name="Car.predefinitoparagrafo" style:family="text">
      <style:text-properties fo:language="it" fo:country="IT"/>
    </style:style>
    <style:style style:name="T136" style:parent-style-name="Car.predefinitoparagrafo" style:family="text">
      <style:text-properties fo:font-style="italic" style:font-style-asian="italic" style:font-style-complex="italic" fo:language="it" fo:country="IT"/>
    </style:style>
    <style:style style:name="T137" style:parent-style-name="Car.predefinitoparagrafo" style:family="text">
      <style:text-properties fo:language="it" fo:country="IT"/>
    </style:style>
    <style:style style:name="P138" style:parent-style-name="Titolo2" style:list-style-name="LFO1" style:family="paragraph">
      <style:paragraph-properties fo:line-height="150%"/>
      <style:text-properties fo:language="it" fo:country="IT"/>
    </style:style>
    <style:style style:name="P139" style:parent-style-name="Normale" style:family="paragraph">
      <style:paragraph-properties fo:line-height="150%"/>
      <style:text-properties fo:hyphenate="true"/>
    </style:style>
    <style:style style:name="T14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42" style:parent-style-name="Normale" style:list-style-name="LFO2" style:family="paragraph">
      <style:paragraph-properties style:vertical-align="baseline" fo:margin-bottom="0in" fo:line-height="150%"/>
      <style:text-properties fo:hyphenate="true"/>
    </style:style>
    <style:style style:name="T14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0" style:parent-style-name="Normale" style:list-style-name="LFO2" style:family="paragraph">
      <style:paragraph-properties style:vertical-align="baseline" fo:margin-top="0in" fo:margin-bottom="0in" fo:line-height="150%"/>
      <style:text-properties fo:hyphenate="true"/>
    </style:style>
    <style:style style:name="T15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2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5" style:parent-style-name="Normale" style:list-style-name="LFO2" style:family="paragraph">
      <style:paragraph-properties style:vertical-align="baseline" fo:margin-top="0in" fo:margin-bottom="0in" fo:line-height="150%"/>
      <style:text-properties fo:hyphenate="true"/>
    </style:style>
    <style:style style:name="T15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6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62" style:parent-style-name="Normale" style:list-style-name="LFO2" style:family="paragraph">
      <style:paragraph-properties style:vertical-align="baseline" fo:margin-top="0in" fo:line-height="150%"/>
      <style:text-properties fo:hyphenate="true"/>
    </style:style>
    <style:style style:name="T16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6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6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71" style:parent-style-name="Normale" style:family="paragraph">
      <style:paragraph-properties fo:line-height="150%"/>
      <style:text-properties fo:hyphenate="true"/>
    </style:style>
    <style:style style:name="T17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3" style:parent-style-name="Car.predefinitoparagrafo" style:family="text">
      <style:text-properties fo:color="#000000" style:font-size-complex="12pt" style:language-asian="en" style:country-asian="GB"/>
    </style:style>
    <style:style style:name="T174" style:parent-style-name="Car.predefinitoparagrafo" style:family="text">
      <style:text-properties fo:color="#000000" style:font-size-complex="12pt" style:language-asian="en" style:country-asian="GB"/>
    </style:style>
    <style:style style:name="P175" style:parent-style-name="Normale" style:list-style-name="LFO3" style:family="paragraph">
      <style:paragraph-properties style:vertical-align="baseline" fo:margin-bottom="0in" fo:line-height="150%"/>
      <style:text-properties fo:hyphenate="true"/>
    </style:style>
    <style:style style:name="T17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7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82" style:parent-style-name="Normale" style:list-style-name="LFO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18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6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8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8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8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91" style:parent-style-name="Normale" style:list-style-name="LFO3" style:family="paragraph">
      <style:paragraph-properties style:vertical-align="baseline" fo:margin-top="0in" fo:margin-bottom="0in" fo:line-height="150%"/>
      <style:text-properties fo:hyphenate="true"/>
    </style:style>
    <style:style style:name="T19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4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9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97" style:parent-style-name="Normale" style:list-style-name="LFO3" style:family="paragraph">
      <style:paragraph-properties style:vertical-align="baseline" fo:margin-top="0in" fo:line-height="150%"/>
      <style:text-properties fo:hyphenate="true"/>
    </style:style>
    <style:style style:name="T19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20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201" style:parent-style-name="Car.predefinitoparagrafo" style:family="text">
      <style:text-properties fo:color="#000000" style:font-size-complex="12pt" style:language-asian="en" style:country-asian="GB"/>
    </style:style>
    <style:style style:name="P202" style:parent-style-name="Titolo2" style:list-style-name="LFO1" style:family="paragraph">
      <style:text-properties fo:language="it" fo:country="IT"/>
    </style:style>
    <style:style style:name="P203" style:parent-style-name="Normale" style:family="paragraph">
      <style:paragraph-properties fo:margin-top="0in" fo:margin-bottom="0.1111in" fo:line-height="200%"/>
      <style:text-properties fo:hyphenate="true"/>
    </style:style>
    <style:style style:name="T204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05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06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07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08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09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10" style:parent-style-name="Normale" style:family="paragraph">
      <style:paragraph-properties fo:margin-top="0in" fo:margin-bottom="0.1111in"/>
      <style:text-properties fo:hyphenate="true"/>
    </style:style>
    <style:style style:name="T211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12" style:parent-style-name="Normale" style:family="paragraph">
      <style:paragraph-properties fo:margin-top="0in" fo:margin-bottom="0.1111in"/>
      <style:text-properties fo:hyphenate="true"/>
    </style:style>
    <style:style style:name="T213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14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15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16" style:parent-style-name="Car.predefinitoparagrafo" style:family="text">
      <style:text-properties style:font-name="Calibri" style:font-name-complex="Calibri" fo:font-style="italic" style:font-style-asian="italic" style:font-style-complex="italic" fo:color="#000000" fo:font-size="11pt" style:font-size-asian="11pt" fo:language="it" fo:country="IT" style:language-asian="en" style:country-asian="GB"/>
    </style:style>
    <style:style style:name="P217" style:parent-style-name="Normale" style:family="paragraph">
      <style:paragraph-properties fo:margin-top="0in" fo:margin-bottom="0.1111in"/>
      <style:text-properties fo:hyphenate="true"/>
    </style:style>
    <style:style style:name="T218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19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220" style:parent-style-name="Car.predefinitoparagrafo" style:family="text">
      <style:text-properties style:font-name="Calibri" style:font-name-complex="Calibri" fo:color="#000000" fo:font-size="11pt" style:font-size-asian="11pt" style:language-asian="en" style:country-asian="GB"/>
    </style:style>
    <style:style style:name="P221" style:parent-style-name="Normale" style:family="paragraph">
      <style:paragraph-properties fo:margin-top="0in" fo:margin-bottom="0.1111in"/>
      <style:text-properties fo:hyphenate="true"/>
    </style:style>
    <style:style style:name="T222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23" style:parent-style-name="Normale" style:family="paragraph">
      <style:paragraph-properties fo:margin-top="0in" fo:margin-bottom="0.1111in"/>
      <style:text-properties fo:hyphenate="true"/>
    </style:style>
    <style:style style:name="T224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25" style:parent-style-name="Normale" style:family="paragraph">
      <style:paragraph-properties fo:margin-top="0in" fo:margin-bottom="0.1111in"/>
      <style:text-properties fo:hyphenate="true"/>
    </style:style>
    <style:style style:name="T226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27" style:parent-style-name="Normale" style:family="paragraph">
      <style:paragraph-properties fo:margin-top="0in" fo:margin-bottom="0.1111in"/>
      <style:text-properties fo:hyphenate="true"/>
    </style:style>
    <style:style style:name="T228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29" style:parent-style-name="Normale" style:family="paragraph">
      <style:paragraph-properties fo:margin-top="0in" fo:margin-bottom="0.1111in" fo:margin-left="0.5in" fo:text-indent="0.5in">
        <style:tab-stops/>
      </style:paragraph-properties>
      <style:text-properties fo:hyphenate="true"/>
    </style:style>
    <style:style style:name="T230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31" style:parent-style-name="Normale" style:family="paragraph">
      <style:paragraph-properties fo:margin-top="0in" fo:margin-bottom="0.1111in"/>
      <style:text-properties fo:hyphenate="true"/>
    </style:style>
    <style:style style:name="T232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33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234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35" style:parent-style-name="Normale" style:family="paragraph">
      <style:paragraph-properties fo:margin-top="0in" fo:margin-bottom="0.1111in"/>
      <style:text-properties fo:hyphenate="true"/>
    </style:style>
    <style:style style:name="T236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37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38" style:parent-style-name="Normale" style:family="paragraph">
      <style:paragraph-properties fo:margin-top="0in" fo:margin-bottom="0.1111in"/>
      <style:text-properties fo:hyphenate="true"/>
    </style:style>
    <style:style style:name="T239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40" style:parent-style-name="Normale" style:family="paragraph">
      <style:paragraph-properties fo:margin-top="0in" fo:margin-bottom="0.1111in"/>
      <style:text-properties fo:hyphenate="true"/>
    </style:style>
    <style:style style:name="T241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242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43" style:parent-style-name="Normale" style:family="paragraph">
      <style:paragraph-properties fo:margin-top="0in" fo:margin-bottom="0.1111in"/>
      <style:text-properties fo:hyphenate="true"/>
    </style:style>
    <style:style style:name="T244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45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46" style:parent-style-name="Normale" style:family="paragraph">
      <style:paragraph-properties fo:margin-top="0in" fo:margin-bottom="0.1111in"/>
      <style:text-properties fo:hyphenate="true"/>
    </style:style>
    <style:style style:name="T247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48" style:parent-style-name="Normale" style:family="paragraph">
      <style:paragraph-properties fo:margin-top="0in" fo:margin-bottom="0.1111in"/>
      <style:text-properties fo:hyphenate="true"/>
    </style:style>
    <style:style style:name="T249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50" style:parent-style-name="Normale" style:family="paragraph">
      <style:paragraph-properties fo:margin-top="0in" fo:margin-bottom="0.1111in"/>
      <style:text-properties fo:hyphenate="true"/>
    </style:style>
    <style:style style:name="T251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52" style:parent-style-name="Normale" style:family="paragraph">
      <style:paragraph-properties fo:margin-top="0in" fo:margin-bottom="0.1111in"/>
      <style:text-properties fo:hyphenate="true"/>
    </style:style>
    <style:style style:name="T253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54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55" style:parent-style-name="Normale" style:family="paragraph">
      <style:paragraph-properties fo:margin-top="0in" fo:margin-bottom="0.1111in"/>
      <style:text-properties fo:hyphenate="true"/>
    </style:style>
    <style:style style:name="T256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57" style:parent-style-name="Normale" style:family="paragraph">
      <style:paragraph-properties fo:margin-top="0in" fo:margin-bottom="0.1111in"/>
      <style:text-properties fo:hyphenate="true"/>
    </style:style>
    <style:style style:name="T258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59" style:parent-style-name="Normale" style:family="paragraph">
      <style:paragraph-properties fo:margin-top="0in" fo:margin-bottom="0in"/>
      <style:text-properties style:font-size-complex="12pt" fo:language="it" fo:country="IT" style:language-asian="en" style:country-asian="GB" fo:hyphenate="true"/>
    </style:style>
    <style:style style:name="P260" style:parent-style-name="Normale" style:family="paragraph">
      <style:paragraph-properties fo:margin-top="0in" fo:margin-bottom="0.1111in" fo:line-height="200%"/>
      <style:text-properties fo:hyphenate="true"/>
    </style:style>
    <style:style style:name="T261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62" style:parent-style-name="Titolo2" style:list-style-name="LFO1" style:family="paragraph">
      <style:text-properties fo:language="it" fo:country="IT"/>
    </style:style>
    <style:style style:name="P263" style:parent-style-name="Normale" style:family="paragraph">
      <style:text-properties fo:language="it" fo:country="IT"/>
    </style:style>
    <style:style style:name="P264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265" style:parent-style-name="Titolo1" style:list-style-name="LFO1" style:family="paragraph">
      <style:text-properties fo:language="it" fo:country="IT"/>
    </style:style>
    <style:style style:name="P266" style:parent-style-name="Titolo2" style:list-style-name="LFO1" style:family="paragraph">
      <style:text-properties fo:language="it" fo:country="IT"/>
    </style:style>
    <style:style style:name="P267" style:parent-style-name="Normale" style:family="paragraph">
      <style:paragraph-properties fo:line-height="150%"/>
    </style:style>
    <style:style style:name="T268" style:parent-style-name="Car.predefinitoparagrafo" style:family="text">
      <style:text-properties fo:language="it" fo:country="IT"/>
    </style:style>
    <style:style style:name="T269" style:parent-style-name="Car.predefinitoparagrafo" style:family="text">
      <style:text-properties fo:font-style="italic" style:font-style-asian="italic" style:font-style-complex="italic" fo:language="it" fo:country="IT"/>
    </style:style>
    <style:style style:name="T270" style:parent-style-name="Car.predefinitoparagrafo" style:family="text">
      <style:text-properties fo:language="it" fo:country="IT"/>
    </style:style>
    <style:style style:name="P271" style:parent-style-name="Normale" style:family="paragraph">
      <style:paragraph-properties fo:line-height="150%"/>
      <style:text-properties fo:language="it" fo:country="IT"/>
    </style:style>
    <style:style style:name="P272" style:parent-style-name="Paragrafoelenco" style:list-style-name="LFO5" style:family="paragraph">
      <style:paragraph-properties fo:line-height="150%"/>
      <style:text-properties fo:language="it" fo:country="IT"/>
    </style:style>
    <style:style style:name="P273" style:parent-style-name="Paragrafoelenco" style:list-style-name="LFO5" style:family="paragraph">
      <style:paragraph-properties fo:line-height="150%"/>
      <style:text-properties fo:language="it" fo:country="IT"/>
    </style:style>
    <style:style style:name="P274" style:parent-style-name="Normale" style:family="paragraph">
      <style:paragraph-properties fo:line-height="150%"/>
    </style:style>
    <style:style style:name="T275" style:parent-style-name="Car.predefinitoparagrafo" style:family="text">
      <style:text-properties fo:language="it" fo:country="IT"/>
    </style:style>
    <style:style style:name="T276" style:parent-style-name="Car.predefinitoparagrafo" style:family="text">
      <style:text-properties fo:font-style="italic" style:font-style-asian="italic" style:font-style-complex="italic" fo:language="it" fo:country="IT"/>
    </style:style>
    <style:style style:name="T277" style:parent-style-name="Car.predefinitoparagrafo" style:family="text">
      <style:text-properties fo:language="it" fo:country="IT"/>
    </style:style>
    <style:style style:name="T278" style:parent-style-name="Car.predefinitoparagrafo" style:family="text">
      <style:text-properties fo:language="it" fo:country="IT"/>
    </style:style>
    <style:style style:name="T279" style:parent-style-name="Car.predefinitoparagrafo" style:family="text">
      <style:text-properties fo:language="it" fo:country="IT"/>
    </style:style>
    <style:style style:name="P280" style:parent-style-name="Normale" style:family="paragraph">
      <style:paragraph-properties fo:line-height="150%"/>
    </style:style>
    <style:style style:name="T281" style:parent-style-name="Car.predefinitoparagrafo" style:family="text">
      <style:text-properties fo:language="it" fo:country="IT"/>
    </style:style>
    <style:style style:name="T282" style:parent-style-name="Car.predefinitoparagrafo" style:family="text">
      <style:text-properties fo:font-weight="bold" style:font-weight-asian="bold" style:font-weight-complex="bold" fo:language="it" fo:country="IT"/>
    </style:style>
    <style:style style:name="T283" style:parent-style-name="Car.predefinitoparagrafo" style:family="text">
      <style:text-properties fo:language="it" fo:country="IT"/>
    </style:style>
    <style:style style:name="T284" style:parent-style-name="Car.predefinitoparagrafo" style:family="text">
      <style:text-properties fo:font-style="italic" style:font-style-asian="italic" style:font-style-complex="italic" fo:language="it" fo:country="IT"/>
    </style:style>
    <style:style style:name="T285" style:parent-style-name="Car.predefinitoparagrafo" style:family="text">
      <style:text-properties fo:language="it" fo:country="IT"/>
    </style:style>
    <style:style style:name="T286" style:parent-style-name="Car.predefinitoparagrafo" style:family="text">
      <style:text-properties fo:font-style="italic" style:font-style-asian="italic" style:font-style-complex="italic" fo:language="it" fo:country="IT"/>
    </style:style>
    <style:style style:name="T287" style:parent-style-name="Car.predefinitoparagrafo" style:family="text">
      <style:text-properties fo:language="it" fo:country="IT"/>
    </style:style>
    <style:style style:name="T288" style:parent-style-name="Car.predefinitoparagrafo" style:family="text">
      <style:text-properties fo:font-style="italic" style:font-style-asian="italic" style:font-style-complex="italic" fo:language="it" fo:country="IT"/>
    </style:style>
    <style:style style:name="T289" style:parent-style-name="Car.predefinitoparagrafo" style:family="text">
      <style:text-properties fo:language="it" fo:country="IT"/>
    </style:style>
    <style:style style:name="T290" style:parent-style-name="Car.predefinitoparagrafo" style:family="text">
      <style:text-properties fo:language="it" fo:country="IT"/>
    </style:style>
    <style:style style:name="T291" style:parent-style-name="Car.predefinitoparagrafo" style:family="text">
      <style:text-properties fo:font-weight="bold" style:font-weight-asian="bold" style:font-weight-complex="bold" fo:language="it" fo:country="IT"/>
    </style:style>
    <style:style style:name="T292" style:parent-style-name="Car.predefinitoparagrafo" style:family="text">
      <style:text-properties fo:language="it" fo:country="IT"/>
    </style:style>
    <style:style style:name="T29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294" style:parent-style-name="Car.predefinitoparagrafo" style:family="text">
      <style:text-properties fo:language="it" fo:country="IT"/>
    </style:style>
    <style:style style:name="T295" style:parent-style-name="Car.predefinitoparagrafo" style:family="text">
      <style:text-properties fo:language="it" fo:country="IT"/>
    </style:style>
    <style:style style:name="T296" style:parent-style-name="Car.predefinitoparagrafo" style:family="text">
      <style:text-properties fo:language="it" fo:country="IT"/>
    </style:style>
    <style:style style:name="T297" style:parent-style-name="Car.predefinitoparagrafo" style:family="text">
      <style:text-properties fo:language="it" fo:country="IT"/>
    </style:style>
    <style:style style:name="T298" style:parent-style-name="Car.predefinitoparagrafo" style:family="text">
      <style:text-properties fo:language="it" fo:country="IT"/>
    </style:style>
    <style:style style:name="P299" style:parent-style-name="Paragrafoelenco" style:list-style-name="LFO6" style:family="paragraph">
      <style:paragraph-properties fo:line-height="150%"/>
    </style:style>
    <style:style style:name="T300" style:parent-style-name="Car.predefinitoparagrafo" style:family="text">
      <style:text-properties fo:language="it" fo:country="IT"/>
    </style:style>
    <style:style style:name="T301" style:parent-style-name="Car.predefinitoparagrafo" style:family="text">
      <style:text-properties fo:font-style="italic" style:font-style-asian="italic" style:font-style-complex="italic" fo:language="it" fo:country="IT"/>
    </style:style>
    <style:style style:name="T302" style:parent-style-name="Car.predefinitoparagrafo" style:family="text">
      <style:text-properties fo:language="it" fo:country="IT"/>
    </style:style>
    <style:style style:name="T303" style:parent-style-name="Car.predefinitoparagrafo" style:family="text">
      <style:text-properties fo:font-style="italic" style:font-style-asian="italic" style:font-style-complex="italic" fo:language="it" fo:country="IT"/>
    </style:style>
    <style:style style:name="T304" style:parent-style-name="Car.predefinitoparagrafo" style:family="text">
      <style:text-properties fo:language="it" fo:country="IT"/>
    </style:style>
    <style:style style:name="P305" style:parent-style-name="Paragrafoelenco" style:list-style-name="LFO6" style:family="paragraph">
      <style:paragraph-properties fo:line-height="150%"/>
    </style:style>
    <style:style style:name="T306" style:parent-style-name="Car.predefinitoparagrafo" style:family="text">
      <style:text-properties fo:language="it" fo:country="IT"/>
    </style:style>
    <style:style style:name="T307" style:parent-style-name="Car.predefinitoparagrafo" style:family="text">
      <style:text-properties fo:font-style="italic" style:font-style-asian="italic" style:font-style-complex="italic" fo:language="it" fo:country="IT"/>
    </style:style>
    <style:style style:name="T308" style:parent-style-name="Car.predefinitoparagrafo" style:family="text">
      <style:text-properties fo:language="it" fo:country="IT"/>
    </style:style>
    <style:style style:name="T309" style:parent-style-name="Car.predefinitoparagrafo" style:family="text">
      <style:text-properties fo:font-style="italic" style:font-style-asian="italic" style:font-style-complex="italic" fo:language="it" fo:country="IT"/>
    </style:style>
    <style:style style:name="T310" style:parent-style-name="Car.predefinitoparagrafo" style:family="text">
      <style:text-properties fo:language="it" fo:country="IT"/>
    </style:style>
    <style:style style:name="T311" style:parent-style-name="Car.predefinitoparagrafo" style:family="text">
      <style:text-properties fo:font-style="italic" style:font-style-asian="italic" style:font-style-complex="italic" fo:language="it" fo:country="IT"/>
    </style:style>
    <style:style style:name="T312" style:parent-style-name="Car.predefinitoparagrafo" style:family="text">
      <style:text-properties fo:language="it" fo:country="IT"/>
    </style:style>
    <style:style style:name="T31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14" style:parent-style-name="Car.predefinitoparagrafo" style:family="text">
      <style:text-properties fo:language="it" fo:country="IT"/>
    </style:style>
    <style:style style:name="T31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16" style:parent-style-name="Car.predefinitoparagrafo" style:family="text">
      <style:text-properties fo:language="it" fo:country="IT"/>
    </style:style>
    <style:style style:name="T317" style:parent-style-name="Car.predefinitoparagrafo" style:family="text">
      <style:text-properties fo:language="it" fo:country="IT"/>
    </style:style>
    <style:style style:name="T318" style:parent-style-name="Car.predefinitoparagrafo" style:family="text">
      <style:text-properties fo:language="it" fo:country="IT"/>
    </style:style>
    <style:style style:name="T319" style:parent-style-name="Car.predefinitoparagrafo" style:family="text">
      <style:text-properties fo:language="it" fo:country="IT"/>
    </style:style>
    <style:style style:name="T320" style:parent-style-name="Car.predefinitoparagrafo" style:family="text">
      <style:text-properties fo:language="it" fo:country="IT"/>
    </style:style>
    <style:style style:name="P321" style:parent-style-name="Paragrafoelenco" style:list-style-name="LFO6" style:family="paragraph">
      <style:paragraph-properties fo:line-height="150%"/>
    </style:style>
    <style:style style:name="T322" style:parent-style-name="Car.predefinitoparagrafo" style:family="text">
      <style:text-properties fo:language="it" fo:country="IT"/>
    </style:style>
    <style:style style:name="T323" style:parent-style-name="Car.predefinitoparagrafo" style:family="text">
      <style:text-properties fo:font-weight="bold" style:font-weight-asian="bold" style:font-weight-complex="bold" fo:language="it" fo:country="IT"/>
    </style:style>
    <style:style style:name="T324" style:parent-style-name="Car.predefinitoparagrafo" style:family="text">
      <style:text-properties fo:language="it" fo:country="IT"/>
    </style:style>
    <style:style style:name="T325" style:parent-style-name="Car.predefinitoparagrafo" style:family="text">
      <style:text-properties fo:language="it" fo:country="IT"/>
    </style:style>
    <style:style style:name="T326" style:parent-style-name="Car.predefinitoparagrafo" style:family="text">
      <style:text-properties fo:language="it" fo:country="IT"/>
    </style:style>
    <style:style style:name="T327" style:parent-style-name="Car.predefinitoparagrafo" style:family="text">
      <style:text-properties fo:font-style="italic" style:font-style-asian="italic" style:font-style-complex="italic" fo:language="it" fo:country="IT"/>
    </style:style>
    <style:style style:name="T328" style:parent-style-name="Car.predefinitoparagrafo" style:family="text">
      <style:text-properties fo:language="it" fo:country="IT"/>
    </style:style>
    <style:style style:name="T329" style:parent-style-name="Car.predefinitoparagrafo" style:family="text">
      <style:text-properties fo:font-weight="bold" style:font-weight-asian="bold" style:font-weight-complex="bold" fo:language="it" fo:country="IT"/>
    </style:style>
    <style:style style:name="T330" style:parent-style-name="Car.predefinitoparagrafo" style:family="text">
      <style:text-properties fo:language="it" fo:country="IT"/>
    </style:style>
    <style:style style:name="T331" style:parent-style-name="Car.predefinitoparagrafo" style:family="text">
      <style:text-properties fo:language="it" fo:country="IT"/>
    </style:style>
    <style:style style:name="T332" style:parent-style-name="Car.predefinitoparagrafo" style:family="text">
      <style:text-properties fo:language="it" fo:country="IT"/>
    </style:style>
    <style:style style:name="T333" style:parent-style-name="Car.predefinitoparagrafo" style:family="text">
      <style:text-properties fo:font-style="italic" style:font-style-asian="italic" style:font-style-complex="italic" fo:language="it" fo:country="IT"/>
    </style:style>
    <style:style style:name="P334" style:parent-style-name="Paragrafoelenco" style:list-style-name="LFO6" style:family="paragraph">
      <style:paragraph-properties fo:line-height="150%"/>
    </style:style>
    <style:style style:name="T335" style:parent-style-name="Car.predefinitoparagrafo" style:family="text">
      <style:text-properties fo:language="it" fo:country="IT"/>
    </style:style>
    <style:style style:name="T336" style:parent-style-name="Car.predefinitoparagrafo" style:family="text">
      <style:text-properties fo:font-weight="bold" style:font-weight-asian="bold" style:font-weight-complex="bold" fo:language="it" fo:country="IT"/>
    </style:style>
    <style:style style:name="T337" style:parent-style-name="Car.predefinitoparagrafo" style:family="text">
      <style:text-properties fo:language="it" fo:country="IT"/>
    </style:style>
    <style:style style:name="T338" style:parent-style-name="Car.predefinitoparagrafo" style:family="text">
      <style:text-properties fo:language="it" fo:country="IT"/>
    </style:style>
    <style:style style:name="T339" style:parent-style-name="Car.predefinitoparagrafo" style:family="text">
      <style:text-properties fo:language="it" fo:country="IT"/>
    </style:style>
    <style:style style:name="T340" style:parent-style-name="Car.predefinitoparagrafo" style:family="text">
      <style:text-properties fo:font-style="italic" style:font-style-asian="italic" style:font-style-complex="italic" fo:language="it" fo:country="IT"/>
    </style:style>
    <style:style style:name="T341" style:parent-style-name="Car.predefinitoparagrafo" style:family="text">
      <style:text-properties fo:font-style="italic" style:font-style-asian="italic" style:font-style-complex="italic" fo:language="it" fo:country="IT"/>
    </style:style>
    <style:style style:name="T342" style:parent-style-name="Car.predefinitoparagrafo" style:family="text">
      <style:text-properties fo:language="it" fo:country="IT"/>
    </style:style>
    <style:style style:name="T343" style:parent-style-name="Car.predefinitoparagrafo" style:family="text">
      <style:text-properties fo:font-weight="bold" style:font-weight-asian="bold" style:font-weight-complex="bold" fo:language="it" fo:country="IT"/>
    </style:style>
    <style:style style:name="T344" style:parent-style-name="Car.predefinitoparagrafo" style:family="text">
      <style:text-properties fo:language="it" fo:country="IT"/>
    </style:style>
    <style:style style:name="T345" style:parent-style-name="Car.predefinitoparagrafo" style:family="text">
      <style:text-properties fo:language="it" fo:country="IT"/>
    </style:style>
    <style:style style:name="T346" style:parent-style-name="Car.predefinitoparagrafo" style:family="text">
      <style:text-properties fo:language="it" fo:country="IT"/>
    </style:style>
    <style:style style:name="T347" style:parent-style-name="Car.predefinitoparagrafo" style:family="text">
      <style:text-properties fo:font-style="italic" style:font-style-asian="italic" style:font-style-complex="italic" fo:language="it" fo:country="IT"/>
    </style:style>
    <style:style style:name="P348" style:parent-style-name="Paragrafoelenco" style:list-style-name="LFO6" style:family="paragraph">
      <style:paragraph-properties fo:line-height="150%"/>
    </style:style>
    <style:style style:name="T349" style:parent-style-name="Car.predefinitoparagrafo" style:family="text">
      <style:text-properties fo:language="it" fo:country="IT"/>
    </style:style>
    <style:style style:name="T350" style:parent-style-name="Car.predefinitoparagrafo" style:family="text">
      <style:text-properties fo:font-weight="bold" style:font-weight-asian="bold" style:font-weight-complex="bold" fo:language="it" fo:country="IT"/>
    </style:style>
    <style:style style:name="T351" style:parent-style-name="Car.predefinitoparagrafo" style:family="text">
      <style:text-properties fo:language="it" fo:country="IT"/>
    </style:style>
    <style:style style:name="T35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53" style:parent-style-name="Car.predefinitoparagrafo" style:family="text">
      <style:text-properties fo:language="it" fo:country="IT"/>
    </style:style>
    <style:style style:name="T354" style:parent-style-name="Car.predefinitoparagrafo" style:family="text">
      <style:text-properties fo:font-style="italic" style:font-style-asian="italic" style:font-style-complex="italic" fo:language="it" fo:country="IT"/>
    </style:style>
    <style:style style:name="T355" style:parent-style-name="Car.predefinitoparagrafo" style:family="text">
      <style:text-properties fo:language="it" fo:country="IT"/>
    </style:style>
    <style:style style:name="T356" style:parent-style-name="Car.predefinitoparagrafo" style:family="text">
      <style:text-properties fo:language="it" fo:country="IT"/>
    </style:style>
    <style:style style:name="T357" style:parent-style-name="Car.predefinitoparagrafo" style:family="text">
      <style:text-properties fo:language="it" fo:country="IT"/>
    </style:style>
    <style:style style:name="P358" style:parent-style-name="Normale" style:family="paragraph">
      <style:paragraph-properties fo:line-height="150%"/>
      <style:text-properties fo:language="it" fo:country="IT"/>
    </style:style>
    <style:style style:name="P359" style:parent-style-name="Paragrafoelenco" style:list-style-name="LFO7" style:family="paragraph">
      <style:paragraph-properties fo:line-height="150%"/>
    </style:style>
    <style:style style:name="T360" style:parent-style-name="Car.predefinitoparagrafo" style:family="text">
      <style:text-properties fo:language="it" fo:country="IT"/>
    </style:style>
    <style:style style:name="T361" style:parent-style-name="Car.predefinitoparagrafo" style:family="text">
      <style:text-properties fo:font-style="italic" style:font-style-asian="italic" style:font-style-complex="italic" fo:language="it" fo:country="IT"/>
    </style:style>
    <style:style style:name="T362" style:parent-style-name="Car.predefinitoparagrafo" style:family="text">
      <style:text-properties fo:language="it" fo:country="IT"/>
    </style:style>
    <style:style style:name="T363" style:parent-style-name="Car.predefinitoparagrafo" style:family="text">
      <style:text-properties fo:language="it" fo:country="IT"/>
    </style:style>
    <style:style style:name="T364" style:parent-style-name="Car.predefinitoparagrafo" style:family="text">
      <style:text-properties fo:language="it" fo:country="IT"/>
    </style:style>
    <style:style style:name="T365" style:parent-style-name="Car.predefinitoparagrafo" style:family="text">
      <style:text-properties fo:font-style="italic" style:font-style-asian="italic" style:font-style-complex="italic" fo:language="it" fo:country="IT"/>
    </style:style>
    <style:style style:name="T366" style:parent-style-name="Car.predefinitoparagrafo" style:family="text">
      <style:text-properties fo:language="it" fo:country="IT"/>
    </style:style>
    <style:style style:name="T367" style:parent-style-name="Car.predefinitoparagrafo" style:family="text">
      <style:text-properties fo:language="it" fo:country="IT"/>
    </style:style>
    <style:style style:name="T368" style:parent-style-name="Car.predefinitoparagrafo" style:family="text">
      <style:text-properties fo:font-weight="bold" style:font-weight-asian="bold" style:font-weight-complex="bold" fo:language="it" fo:country="IT"/>
    </style:style>
    <style:style style:name="T369" style:parent-style-name="Car.predefinitoparagrafo" style:family="text">
      <style:text-properties fo:language="it" fo:country="IT"/>
    </style:style>
    <style:style style:name="P370" style:parent-style-name="Paragrafoelenco" style:list-style-name="LFO7" style:family="paragraph">
      <style:paragraph-properties fo:line-height="150%"/>
    </style:style>
    <style:style style:name="T371" style:parent-style-name="Car.predefinitoparagrafo" style:family="text">
      <style:text-properties fo:language="it" fo:country="IT"/>
    </style:style>
    <style:style style:name="T372" style:parent-style-name="Car.predefinitoparagrafo" style:family="text">
      <style:text-properties fo:language="it" fo:country="IT"/>
    </style:style>
    <style:style style:name="T373" style:parent-style-name="Car.predefinitoparagrafo" style:family="text">
      <style:text-properties fo:font-style="italic" style:font-style-asian="italic" style:font-style-complex="italic" fo:language="it" fo:country="IT"/>
    </style:style>
    <style:style style:name="T374" style:parent-style-name="Car.predefinitoparagrafo" style:family="text">
      <style:text-properties fo:language="it" fo:country="IT"/>
    </style:style>
    <style:style style:name="T375" style:parent-style-name="Car.predefinitoparagrafo" style:family="text">
      <style:text-properties fo:language="it" fo:country="IT"/>
    </style:style>
    <style:style style:name="T376" style:parent-style-name="Car.predefinitoparagrafo" style:family="text">
      <style:text-properties fo:font-weight="bold" style:font-weight-asian="bold" style:font-weight-complex="bold" fo:language="it" fo:country="IT"/>
    </style:style>
    <style:style style:name="T377" style:parent-style-name="Car.predefinitoparagrafo" style:family="text">
      <style:text-properties fo:font-weight="bold" style:font-weight-asian="bold" style:font-weight-complex="bold" fo:language="it" fo:country="IT"/>
    </style:style>
    <style:style style:name="T378" style:parent-style-name="Car.predefinitoparagrafo" style:family="text">
      <style:text-properties fo:language="it" fo:country="IT"/>
    </style:style>
    <style:style style:name="T379" style:parent-style-name="Car.predefinitoparagrafo" style:family="text">
      <style:text-properties fo:language="it" fo:country="IT"/>
    </style:style>
    <style:style style:name="T380" style:parent-style-name="Car.predefinitoparagrafo" style:family="text">
      <style:text-properties fo:language="it" fo:country="IT"/>
    </style:style>
    <style:style style:name="P381" style:parent-style-name="Paragrafoelenco" style:list-style-name="LFO7" style:family="paragraph">
      <style:paragraph-properties fo:line-height="150%"/>
    </style:style>
    <style:style style:name="T382" style:parent-style-name="Car.predefinitoparagrafo" style:family="text">
      <style:text-properties fo:language="it" fo:country="IT"/>
    </style:style>
    <style:style style:name="T383" style:parent-style-name="Car.predefinitoparagrafo" style:family="text">
      <style:text-properties fo:font-weight="bold" style:font-weight-asian="bold" style:font-weight-complex="bold" fo:language="it" fo:country="IT"/>
    </style:style>
    <style:style style:name="T384" style:parent-style-name="Car.predefinitoparagrafo" style:family="text">
      <style:text-properties fo:language="it" fo:country="IT"/>
    </style:style>
    <style:style style:name="T385" style:parent-style-name="Car.predefinitoparagrafo" style:family="text">
      <style:text-properties fo:language="it" fo:country="IT"/>
    </style:style>
    <style:style style:name="T386" style:parent-style-name="Car.predefinitoparagrafo" style:family="text">
      <style:text-properties fo:language="it" fo:country="IT"/>
    </style:style>
    <style:style style:name="T387" style:parent-style-name="Car.predefinitoparagrafo" style:family="text">
      <style:text-properties fo:font-style="italic" style:font-style-asian="italic" style:font-style-complex="italic" fo:language="it" fo:country="IT"/>
    </style:style>
    <style:style style:name="T388" style:parent-style-name="Car.predefinitoparagrafo" style:family="text">
      <style:text-properties fo:language="it" fo:country="IT"/>
    </style:style>
    <style:style style:name="T38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90" style:parent-style-name="Car.predefinitoparagrafo" style:family="text">
      <style:text-properties fo:language="it" fo:country="IT"/>
    </style:style>
    <style:style style:name="T391" style:parent-style-name="Car.predefinitoparagrafo" style:family="text">
      <style:text-properties fo:language="it" fo:country="IT"/>
    </style:style>
    <style:style style:name="T392" style:parent-style-name="Car.predefinitoparagrafo" style:family="text">
      <style:text-properties fo:language="it" fo:country="IT"/>
    </style:style>
    <style:style style:name="T393" style:parent-style-name="Car.predefinitoparagrafo" style:family="text">
      <style:text-properties fo:font-style="italic" style:font-style-asian="italic" style:font-style-complex="italic" fo:language="it" fo:country="IT"/>
    </style:style>
    <style:style style:name="T394" style:parent-style-name="Car.predefinitoparagrafo" style:family="text">
      <style:text-properties fo:language="it" fo:country="IT"/>
    </style:style>
    <style:style style:name="P395" style:parent-style-name="Paragrafoelenco" style:list-style-name="LFO7" style:family="paragraph">
      <style:paragraph-properties fo:line-height="150%"/>
    </style:style>
    <style:style style:name="T396" style:parent-style-name="Car.predefinitoparagrafo" style:family="text">
      <style:text-properties fo:font-weight="bold" style:font-weight-asian="bold" style:font-weight-complex="bold" fo:language="it" fo:country="IT"/>
    </style:style>
    <style:style style:name="T397" style:parent-style-name="Car.predefinitoparagrafo" style:family="text">
      <style:text-properties fo:language="it" fo:country="IT"/>
    </style:style>
    <style:style style:name="T398" style:parent-style-name="Car.predefinitoparagrafo" style:family="text">
      <style:text-properties fo:font-style="italic" style:font-style-asian="italic" style:font-style-complex="italic" fo:language="it" fo:country="IT"/>
    </style:style>
    <style:style style:name="T399" style:parent-style-name="Car.predefinitoparagrafo" style:family="text">
      <style:text-properties fo:language="it" fo:country="IT"/>
    </style:style>
    <style:style style:name="T400" style:parent-style-name="Car.predefinitoparagrafo" style:family="text">
      <style:text-properties fo:language="it" fo:country="IT"/>
    </style:style>
    <style:style style:name="T401" style:parent-style-name="Car.predefinitoparagrafo" style:family="text">
      <style:text-properties fo:language="it" fo:country="IT"/>
    </style:style>
    <style:style style:name="T402" style:parent-style-name="Car.predefinitoparagrafo" style:family="text">
      <style:text-properties fo:font-style="italic" style:font-style-asian="italic" style:font-style-complex="italic" fo:language="it" fo:country="IT"/>
    </style:style>
    <style:style style:name="T403" style:parent-style-name="Car.predefinitoparagrafo" style:family="text">
      <style:text-properties fo:language="it" fo:country="IT"/>
    </style:style>
    <style:style style:name="T40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405" style:parent-style-name="Car.predefinitoparagrafo" style:family="text">
      <style:text-properties fo:language="it" fo:country="IT"/>
    </style:style>
    <style:style style:name="T406" style:parent-style-name="Car.predefinitoparagrafo" style:family="text">
      <style:text-properties fo:font-style="italic" style:font-style-asian="italic" style:font-style-complex="italic" fo:language="it" fo:country="IT"/>
    </style:style>
    <style:style style:name="T407" style:parent-style-name="Car.predefinitoparagrafo" style:family="text">
      <style:text-properties fo:language="it" fo:country="IT"/>
    </style:style>
    <style:style style:name="P408" style:parent-style-name="Titolo2" style:list-style-name="LFO1" style:family="paragraph">
      <style:text-properties fo:language="it" fo:country="IT"/>
    </style:style>
    <style:style style:name="P409" style:parent-style-name="Normale" style:family="paragraph">
      <style:paragraph-properties fo:line-height="150%"/>
      <style:text-properties fo:hyphenate="true"/>
    </style:style>
    <style:style style:name="T41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411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12" style:parent-style-name="Car.predefinitoparagrafo" style:family="text">
      <style:text-properties fo:language="it" fo:country="IT"/>
    </style:style>
    <style:style style:name="T413" style:parent-style-name="Car.predefinitoparagrafo" style:family="text">
      <style:text-properties fo:font-weight="bold" style:font-weight-asian="bold" style:font-weight-complex="bold" fo:language="it" fo:country="IT"/>
    </style:style>
    <style:style style:name="T414" style:parent-style-name="Car.predefinitoparagrafo" style:family="text">
      <style:text-properties fo:language="it" fo:country="IT"/>
    </style:style>
    <style:style style:name="T415" style:parent-style-name="Car.predefinitoparagrafo" style:family="text">
      <style:text-properties fo:font-style="italic" style:font-style-asian="italic" style:font-style-complex="italic" fo:language="it" fo:country="IT"/>
    </style:style>
    <style:style style:name="T416" style:parent-style-name="Car.predefinitoparagrafo" style:family="text">
      <style:text-properties fo:language="it" fo:country="IT"/>
    </style:style>
    <style:style style:name="T417" style:parent-style-name="Car.predefinitoparagrafo" style:family="text">
      <style:text-properties fo:language="it" fo:country="IT"/>
    </style:style>
    <style:style style:name="T418" style:parent-style-name="Car.predefinitoparagrafo" style:family="text">
      <style:text-properties fo:language="it" fo:country="IT"/>
    </style:style>
    <style:style style:name="T419" style:parent-style-name="Car.predefinitoparagrafo" style:family="text">
      <style:text-properties fo:language="it" fo:country="IT"/>
    </style:style>
    <style:style style:name="T420" style:parent-style-name="Car.predefinitoparagrafo" style:family="text">
      <style:text-properties fo:font-weight="bold" style:font-weight-asian="bold" style:font-weight-complex="bold" fo:language="it" fo:country="IT"/>
    </style:style>
    <style:style style:name="T421" style:parent-style-name="Car.predefinitoparagrafo" style:family="text">
      <style:text-properties fo:font-weight="bold" style:font-weight-asian="bold" style:font-weight-complex="bold" fo:language="it" fo:country="IT"/>
    </style:style>
    <style:style style:name="T422" style:parent-style-name="Car.predefinitoparagrafo" style:family="text">
      <style:text-properties fo:language="it" fo:country="IT"/>
    </style:style>
    <style:style style:name="P423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24" style:parent-style-name="Car.predefinitoparagrafo" style:family="text">
      <style:text-properties fo:language="it" fo:country="IT"/>
    </style:style>
    <style:style style:name="T425" style:parent-style-name="Car.predefinitoparagrafo" style:family="text">
      <style:text-properties fo:font-weight="bold" style:font-weight-asian="bold" style:font-weight-complex="bold" fo:language="it" fo:country="IT"/>
    </style:style>
    <style:style style:name="T426" style:parent-style-name="Car.predefinitoparagrafo" style:family="text">
      <style:text-properties fo:language="it" fo:country="IT"/>
    </style:style>
    <style:style style:name="T427" style:parent-style-name="Car.predefinitoparagrafo" style:family="text">
      <style:text-properties fo:font-style="italic" style:font-style-asian="italic" style:font-style-complex="italic" fo:language="it" fo:country="IT"/>
    </style:style>
    <style:style style:name="T428" style:parent-style-name="Car.predefinitoparagrafo" style:family="text">
      <style:text-properties fo:language="it" fo:country="IT"/>
    </style:style>
    <style:style style:name="P429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3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1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3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4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43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6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3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4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44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442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4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4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4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46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44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4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4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5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45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452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5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5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5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5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5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5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59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46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461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62" style:parent-style-name="Car.predefinitoparagrafo" style:family="text">
      <style:text-properties fo:language="it" fo:country="IT"/>
    </style:style>
    <style:style style:name="T463" style:parent-style-name="Car.predefinitoparagrafo" style:family="text">
      <style:text-properties fo:language="it" fo:country="IT"/>
    </style:style>
    <style:style style:name="T464" style:parent-style-name="Car.predefinitoparagrafo" style:family="text">
      <style:text-properties fo:font-weight="bold" style:font-weight-asian="bold" style:font-weight-complex="bold" fo:language="it" fo:country="IT"/>
    </style:style>
    <style:style style:name="T465" style:parent-style-name="Car.predefinitoparagrafo" style:family="text">
      <style:text-properties fo:language="it" fo:country="IT"/>
    </style:style>
    <style:style style:name="T46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467" style:parent-style-name="Car.predefinitoparagrafo" style:family="text">
      <style:text-properties fo:language="it" fo:country="IT"/>
    </style:style>
    <style:style style:name="T468" style:parent-style-name="Car.predefinitoparagrafo" style:family="text">
      <style:text-properties fo:font-style="italic" style:font-style-asian="italic" style:font-style-complex="italic" fo:language="it" fo:country="IT"/>
    </style:style>
    <style:style style:name="T469" style:parent-style-name="Car.predefinitoparagrafo" style:family="text">
      <style:text-properties fo:language="it" fo:country="IT"/>
    </style:style>
    <style:style style:name="T470" style:parent-style-name="Car.predefinitoparagrafo" style:family="text">
      <style:text-properties fo:font-style="italic" style:font-style-asian="italic" style:font-style-complex="italic" fo:language="it" fo:country="IT"/>
    </style:style>
    <style:style style:name="T471" style:parent-style-name="Car.predefinitoparagrafo" style:family="text">
      <style:text-properties fo:language="it" fo:country="IT"/>
    </style:style>
    <style:style style:name="T472" style:parent-style-name="Car.predefinitoparagrafo" style:family="text">
      <style:text-properties fo:font-weight="bold" style:font-weight-asian="bold" style:font-weight-complex="bold" fo:language="it" fo:country="IT"/>
    </style:style>
    <style:style style:name="T473" style:parent-style-name="Car.predefinitoparagrafo" style:family="text">
      <style:text-properties fo:language="it" fo:country="IT"/>
    </style:style>
    <style:style style:name="T474" style:parent-style-name="Car.predefinitoparagrafo" style:family="text">
      <style:text-properties fo:font-style="italic" style:font-style-asian="italic" style:font-style-complex="italic" fo:language="it" fo:country="IT"/>
    </style:style>
    <style:style style:name="T475" style:parent-style-name="Car.predefinitoparagrafo" style:family="text">
      <style:text-properties fo:language="it" fo:country="IT"/>
    </style:style>
    <style:style style:name="T476" style:parent-style-name="Car.predefinitoparagrafo" style:family="text">
      <style:text-properties fo:font-style="italic" style:font-style-asian="italic" style:font-style-complex="italic" fo:language="it" fo:country="IT"/>
    </style:style>
    <style:style style:name="T477" style:parent-style-name="Car.predefinitoparagrafo" style:family="text">
      <style:text-properties fo:language="it" fo:country="IT"/>
    </style:style>
    <style:style style:name="P478" style:parent-style-name="Normale" style:family="paragraph">
      <style:paragraph-properties fo:text-align="start" style:vertical-align="baseline" fo:margin-top="0in" fo:margin-bottom="0in" fo:line-height="150%"/>
      <style:text-properties fo:language="it" fo:country="IT" fo:hyphenate="true"/>
    </style:style>
    <style:style style:name="P479" style:parent-style-name="Titolo2" style:list-style-name="LFO1" style:family="paragraph">
      <style:text-properties fo:language="it" fo:country="IT"/>
    </style:style>
    <style:style style:name="P480" style:parent-style-name="Titolo2" style:list-style-name="LFO1" style:family="paragraph">
      <style:text-properties fo:language="it" fo:country="IT"/>
    </style:style>
    <style:style style:name="P481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482" style:parent-style-name="Titolo1" style:list-style-name="LFO1" style:family="paragraph">
      <style:text-properties fo:language="it" fo:country="IT"/>
    </style:style>
    <style:style style:name="P483" style:parent-style-name="Titolo2" style:list-style-name="LFO1" style:family="paragraph">
      <style:text-properties fo:language="it" fo:country="IT"/>
    </style:style>
    <style:style style:name="P484" style:parent-style-name="Titolo2" style:list-style-name="LFO1" style:family="paragraph">
      <style:text-properties fo:language="it" fo:country="IT"/>
    </style:style>
    <style:style style:name="P485" style:parent-style-name="Titolo2" style:list-style-name="LFO1" style:family="paragraph">
      <style:text-properties fo:language="it" fo:country="IT"/>
    </style:style>
    <style:style style:name="P486" style:parent-style-name="Titolo2" style:list-style-name="LFO1" style:family="paragraph">
      <style:text-properties fo:language="it" fo:country="IT"/>
    </style:style>
    <style:style style:name="P487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488" style:parent-style-name="Titolo1" style:family="paragraph">
      <style:text-properties fo:language="it" fo:country="IT"/>
    </style:style>
    <style:style style:name="P489" style:parent-style-name="Paragrafoelenco" style:list-style-name="LFO4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490" style:parent-style-name="Paragrafoelenco" style:list-style-name="LFO4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491" style:parent-style-name="Paragrafoelenco" style:list-style-name="LFO4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492" style:parent-style-name="Paragrafoelenco" style:list-style-name="LFO4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493" style:parent-style-name="Titolo2" style:list-style-name="LFO4" style:family="paragraph">
      <style:text-properties fo:language="it" fo:country="IT"/>
    </style:style>
    <style:style style:name="P494" style:parent-style-name="Titolo2" style:list-style-name="LFO4" style:family="paragraph">
      <style:text-properties fo:language="it" fo:country="IT"/>
    </style:style>
    <style:style style:name="P495" style:parent-style-name="Titolo2" style:list-style-name="LFO4" style:family="paragraph">
      <style:text-properties fo:language="it" fo:country="IT"/>
    </style:style>
    <style:style style:name="P496" style:parent-style-name="Titolo2" style:list-style-name="LFO4" style:family="paragraph">
      <style:paragraph-properties fo:margin-top="0in" fo:margin-bottom="0.1111in" fo:line-height="200%"/>
      <style:text-properties fo:language="it" fo:country="IT" fo:hyphenate="true"/>
    </style:style>
    <style:style style:name="P497" style:parent-style-name="Titolo1" style:family="paragraph">
      <style:paragraph-properties fo:break-before="page"/>
    </style:style>
    <style:style style:name="T498" style:parent-style-name="Car.predefinitoparagrafo" style:family="text">
      <style:text-properties fo:language="it" fo:country="IT"/>
    </style:style>
    <style:style style:name="P499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500" style:parent-style-name="Titolo1" style:family="paragraph">
      <style:text-properties fo:language="it" fo:country="IT"/>
    </style:style>
    <style:style style:name="P501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502" style:parent-style-name="Normale" style:family="paragraph">
      <style:text-properties fo:language="it" fo:country="IT"/>
    </style:style>
  </office:automatic-styles>
  <office:body>
    <office:text text:use-soft-page-breaks="true">
      <text:p text:style-name="P1"><text:span text:style-name="T5">UNIVERSITÀ DEGLI STUDI DI MODENA E REGGIO EMILIA</text:span></text:p>
      <text:p text:style-name="P6"/>
      <text:p text:style-name="P7"><text:span text:style-name="T8">Dipartimento di Ingegneria “Enzo Ferrari”</text:span></text:p>
      <text:p text:style-name="P9"/>
      <text:p text:style-name="P10"><text:span text:style-name="T11">Corso di Laurea Triennale in Ingegneria Informatica</text:span></text:p>
      <text:p text:style-name="P12"/>
      <text:p text:style-name="P13"><text:span text:style-name="T14">RISOLUZIONE DI ESERCIZI DI CONCORRENZA UTILIZZANDO IL LINGUAGGIO C</text:span></text:p>
      <text:p text:style-name="P15"><text:line-break/><text:line-break/><text:line-break/><text:line-break/><text:line-break/><text:line-break/><text:line-break/></text:p>
      <text:p text:style-name="P16"><text:span text:style-name="T17">Tutor: <text:s text:c="2"/>   <text:s/></text:span><text:span text:style-name="T18">                               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Elaborato di:</text:span></text:p>
      <text:p text:style-name="P25"><text:span text:style-name="T26">Chiar.ma Prof.ssa Letizia Leonardi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Labieni Tommaso</text:span></text:p>
      <text:p text:style-name="P32"/>
      <text:p text:style-name="P33"><text:span text:style-name="T34">Anno Accademico 2020-2021</text:span></text:p>
      <text:p text:style-name="P35"/>
      <text:h text:style-name="P36" text:outline-level="1"><text:bookmark-start text:name="_Toc93783188"/>INDICE<text:bookmark-end text:name="_Toc93783188"/></text:h>
      <text:p text:style-name="P37"><text:span text:style-name="T38">  <text:s/></text:span></text:p>
      <text:p text:style-name="Sommario1"><text:bookmark-start text:name="_Toc93782294"/><text:bookmark-end text:name="_Toc9378229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93783188" office:target-frame-name="_top" xlink:show="replace"><text:span text:style-name="Collegamentoipertestuale">INDICE</text:span><text:tab/>2</text:a></text:p>
          <text:p text:style-name="Sommario1"><text:a xlink:href="#_Toc93783189" office:target-frame-name="_top" xlink:show="replace"><text:span text:style-name="T39"><text:tab/></text:span><text:span text:style-name="Collegamentoipertestuale">ESERCIZIO 1 – IL PROBLEMA DEL “SENATE BUS”</text:span><text:tab/>4</text:a></text:p>
          <text:p text:style-name="P40"><text:a xlink:href="#_Toc93783190" office:target-frame-name="_top" xlink:show="replace"><text:span text:style-name="Collegamentoipertestuale">1.1</text:span><text:span text:style-name="T41"><text:tab/></text:span><text:span text:style-name="Collegamentoipertestuale">Descrizione del problema</text:span><text:tab/>4</text:a></text:p>
          <text:p text:style-name="P42"><text:a xlink:href="#_Toc93783191" office:target-frame-name="_top" xlink:show="replace"><text:span text:style-name="T43">1.2</text:span><text:span text:style-name="T44"><text:tab/></text:span><text:span text:style-name="T45">Approccio per risolvere i vincoli di concorrenza</text:span><text:tab/>4</text:a></text:p>
          <text:p text:style-name="P46"><text:a xlink:href="#_Toc93783192" office:target-frame-name="_top" xlink:show="replace"><text:span text:style-name="T47">1.3</text:span><text:span text:style-name="T48"><text:tab/></text:span><text:span text:style-name="T49">Parti rilevanti del codice</text:span><text:tab/>5</text:a></text:p>
          <text:p text:style-name="P50"><text:a xlink:href="#_Toc93783193" office:target-frame-name="_top" xlink:show="replace"><text:span text:style-name="T51">1.4</text:span><text:span text:style-name="T52"><text:tab/></text:span><text:span text:style-name="T53">Commenti su diverse esecuzioni</text:span><text:tab/>6</text:a></text:p>
          <text:p text:style-name="Sommario1"><text:a xlink:href="#_Toc93783194" office:target-frame-name="_top" xlink:show="replace"><text:span text:style-name="T54"><text:tab/></text:span><text:span text:style-name="Collegamentoipertestuale">ESERCIZIO 2 – IL PROBLEMA DEL “MULTI-CAR ROLLER COASTER”</text:span><text:tab/>7</text:a></text:p>
          <text:p text:style-name="P55"><text:a xlink:href="#_Toc93783195" office:target-frame-name="_top" xlink:show="replace"><text:span text:style-name="T56">2.1</text:span><text:span text:style-name="T57"><text:tab/></text:span><text:span text:style-name="T58">Descrizione del problema</text:span><text:tab/>7</text:a></text:p>
          <text:p text:style-name="P59"><text:a xlink:href="#_Toc93783196" office:target-frame-name="_top" xlink:show="replace"><text:span text:style-name="T60">2.2</text:span><text:span text:style-name="T61"><text:tab/></text:span><text:span text:style-name="T62">Approccio per risolvere i vincoli di concorrenza</text:span><text:tab/>7</text:a></text:p>
          <text:p text:style-name="P63"><text:a xlink:href="#_Toc93783197" office:target-frame-name="_top" xlink:show="replace"><text:span text:style-name="T64">2.3</text:span><text:span text:style-name="T65"><text:tab/></text:span><text:span text:style-name="T66">Parti rilevanti del codice</text:span><text:tab/>7</text:a></text:p>
          <text:p text:style-name="P67"><text:a xlink:href="#_Toc93783198" office:target-frame-name="_top" xlink:show="replace"><text:span text:style-name="T68">2.4</text:span><text:span text:style-name="T69"><text:tab/></text:span><text:span text:style-name="T70">Commenti su diverse esecuzioni</text:span><text:tab/>7</text:a></text:p>
          <text:p text:style-name="Sommario1"><text:a xlink:href="#_Toc93783199" office:target-frame-name="_top" xlink:show="replace"><text:span text:style-name="T71"><text:tab/></text:span><text:span text:style-name="Collegamentoipertestuale">ESERCIZIO 3 – IL PROBLEMA DEL “SEARCH-INSERT-DELETE”</text:span><text:tab/>8</text:a></text:p>
          <text:p text:style-name="P72"><text:a xlink:href="#_Toc93783200" office:target-frame-name="_top" xlink:show="replace"><text:span text:style-name="T73">3.1</text:span><text:span text:style-name="T74"><text:tab/></text:span><text:span text:style-name="T75">Descrizione del problema</text:span><text:tab/>8</text:a></text:p>
          <text:p text:style-name="P76"><text:a xlink:href="#_Toc93783201" office:target-frame-name="_top" xlink:show="replace"><text:span text:style-name="T77">3.2</text:span><text:span text:style-name="T78"><text:tab/></text:span><text:span text:style-name="T79">Approccio per risolvere i vincoli di concorrenza</text:span><text:tab/>8</text:a></text:p>
          <text:p text:style-name="P80"><text:a xlink:href="#_Toc93783202" office:target-frame-name="_top" xlink:show="replace"><text:span text:style-name="T81">3.3</text:span><text:span text:style-name="T82"><text:tab/></text:span><text:span text:style-name="T83">Parti rilevanti del codice</text:span><text:tab/>8</text:a></text:p>
          <text:p text:style-name="P84"><text:a xlink:href="#_Toc93783203" office:target-frame-name="_top" xlink:show="replace"><text:span text:style-name="T85">3.4</text:span><text:span text:style-name="T86"><text:tab/></text:span><text:span text:style-name="T87">Commenti su diverse esecuzioni</text:span><text:tab/>8</text:a></text:p>
          <text:p text:style-name="Sommario1"><text:a xlink:href="#_Toc93783204" office:target-frame-name="_top" xlink:show="replace"><text:span text:style-name="Collegamentoipertestuale">ESERCIZIO 4 – IL PROBLEMA DEL BARBIERE DI HILZER</text:span><text:tab/>9</text:a></text:p>
          <text:p text:style-name="P88"><text:a xlink:href="#_Toc93783209" office:target-frame-name="_top" xlink:show="replace"><text:span text:style-name="T89">4.1</text:span><text:span text:style-name="T90"><text:tab/></text:span><text:span text:style-name="T91">Descrizio</text:span><text:span text:style-name="T92">ne del problema</text:span><text:tab/>9</text:a></text:p>
          <text:p text:style-name="P93"><text:a xlink:href="#_Toc93783210" office:target-frame-name="_top" xlink:show="replace"><text:span text:style-name="T94">4.2</text:span><text:span text:style-name="T95"><text:tab/></text:span><text:span text:style-name="T96">Approccio per risolvere i vincoli di concorrenza</text:span><text:tab/>9</text:a></text:p>
          <text:p text:style-name="P97"><text:a xlink:href="#_Toc93783211" office:target-frame-name="_top" xlink:show="replace"><text:span text:style-name="T98">4.3</text:span><text:span text:style-name="T99"><text:tab/></text:span><text:span text:style-name="T100">Parti rilevanti del codice</text:span><text:tab/>9</text:a></text:p>
          <text:p text:style-name="P101"><text:a xlink:href="#_Toc93783212" office:target-frame-name="_top" xlink:show="replace"><text:span text:style-name="T102">4.4</text:span><text:span text:style-name="T103"><text:tab/></text:span><text:span text:style-name="T104">Commenti su diverse esecuzioni</text:span><text:tab/>9</text:a></text:p>
          <text:p text:style-name="Sommario1"><text:a xlink:href="#_Toc93783213" office:target-frame-name="_top" xlink:show="replace"><text:span text:style-name="Collegamentoipertestuale">CONCLUSIONI</text:span><text:tab/>10</text:a></text:p>
          <text:p text:style-name="Sommario1"><text:a xlink:href="#_Toc93783214" office:target-frame-name="_top" xlink:show="replace"><text:span text:style-name="Collegamentoipertestuale">BIBLIOGRAFIA</text:span><text:tab/>11</text:a></text:p>
          <text:p text:style-name="Sommario1"><text:a xlink:href="#_Toc93783215" office:target-frame-name="_top" xlink:show="replace"><text:span text:style-name="Collegamentoipertestuale">APPENDICE</text:span><text:tab/>12</text:a></text:p>
        </text:index-body>
      </text:table-of-content>
      <text:p text:style-name="Normale"/>
      <text:p text:style-name="P105"/>
      <text:p text:style-name="P106">INTRODUZIONE</text:p>
      <text:p text:style-name="P107"/>
      <text:p text:style-name="P108"><text:span text:style-name="T109">//<text:s/></text:span><text:span text:style-name="T110">TODO</text:span></text:p>
      <text:p text:style-name="P111"/>
      <text:list text:style-name="LFO1" text:continue-numbering="true">
        <text:list-item>
          <text:p text:style-name="P112"><text:bookmark-start text:name="_Toc93783189"/>ESERCIZIO 1 – IL PROBLEMA DEL “SENATE BUS”<text:bookmark-end text:name="_Toc93783189"/></text:p>
        </text:list-item>
      </text:list>
      <text:list text:style-name="LFO1" text:continue-numbering="true">
        <text:list-item>
          <text:list>
            <text:list-item>
              <text:p text:style-name="P113"><text:bookmark-start text:name="_Toc93783190"/>Descrizione del problema<text:bookmark-end text:name="_Toc93783190"/></text:p>
            </text:list-item>
          </text:list>
        </text:list-item>
      </text:list>
      <text:p text:style-name="P114">Ci sono due tipologie di thread:</text:p>
      <text:list text:style-name="LFO9" text:continue-numbering="true">
        <text:list-item>
          <text:p text:style-name="P115">Thread rider che<text:s/>salgono sul bus;</text:p>
        </text:list-item>
        <text:list-item>
          <text:p text:style-name="P116">Thread bus che trasporta i rider.</text:p>
        </text:list-item>
      </text:list>
      <text:p text:style-name="P117"><text:span text:style-name="T118">I</text:span><text:span text:style-name="T119"><text:s/>rider arrivano alla fermata<text:s/></text:span><text:span text:style-name="T120">dell’autobus in attesa che arrivi. Quando l’autobus giunge alla fermata,<text:s/></text:span><text:span text:style-name="T121">tutti i riders in attesa</text:span><text:span text:style-name="T122"><text:s/>invocano la funzione<text:s/></text:span><text:span text:style-name="T123">boardBus</text:span><text:span text:style-name="T124">, tuttavia, chiunque arrivi alla fermata<text:s/></text:span><text:span text:style-name="T125">mentre l’autobus sta facendo salire i riders che si erano messi in attesa PRIMA dell’arr</text:span><text:span text:style-name="T126">ivo del bus</text:span><text:span text:style-name="T127">, dovrà aspettare la corsa successiva. La capacità del bus è di 50 riders; se c</text:span><text:span text:style-name="T128">e ne</text:span><text:span text:style-name="T129"><text:s/>dovessero essere più di 50<text:s/></text:span><text:span text:style-name="T130">in attesa, alcune di ess</text:span><text:span text:style-name="T131">i</text:span><text:span text:style-name="T132"><text:s/>dovranno aspettare il prossimo bus.</text:span></text:p>
      <text:p text:style-name="P133"><text:span text:style-name="T134">Quanto tutti i riders in attesa sono saliti sul bus, quest’ultimo i</text:span><text:span text:style-name="T135">nvocherà la funzione<text:s/></text:span><text:span text:style-name="T136">depart</text:span><text:span text:style-name="T137">. Se l’autobus dovesse arrivare quando non c’è alcun rider in attesa, questo partirà immediatamente.</text:span></text:p>
      <text:list text:style-name="LFO1" text:continue-numbering="true">
        <text:list-item>
          <text:list>
            <text:list-item>
              <text:p text:style-name="P138"><text:bookmark-start text:name="_Toc93783191"/>Approccio per risolvere i vincoli di concorrenza<text:bookmark-end text:name="_Toc93783191"/></text:p>
            </text:list-item>
          </text:list>
        </text:list-item>
      </text:list>
      <text:p text:style-name="P139"><text:span text:style-name="T140">La risoluzione del seguente problema implica la considerazione di diversi vinco</text:span><text:span text:style-name="T141">li:</text:span></text:p>
      <text:list text:style-name="LFO2" text:continue-numbering="true">
        <text:list-item>
          <text:p text:style-name="P142"><text:span text:style-name="T143">Occorre<text:s/></text:span><text:span text:style-name="T144">regolare<text:s/></text:span><text:span text:style-name="T145">il numero di riders che possono essere in attesa;<text:s/></text:span><text:span text:style-name="T146">infatti,</text:span><text:span text:style-name="T147"><text:s/>se ci dovessero essere N persone in attesa (con N &gt; 50), occorre<text:s/></text:span><text:span text:style-name="T148">bloccare</text:span><text:span text:style-name="T149"><text:s/>dalla 51-esima alla N-esima persona fino a che non si liberano i posti in attesa;</text:span></text:p>
        </text:list-item>
        <text:list-item>
          <text:p text:style-name="P150"><text:span text:style-name="T151">Occorre<text:s/></text:span><text:span text:style-name="T152">bloccare<text:s/></text:span><text:span text:style-name="T153">i<text:s/></text:span><text:span text:style-name="T154">riders che arrivano alla fermata PRIMA dell’arrivo del bus (e che dunque rimangono in attesa di salire);</text:span></text:p>
        </text:list-item>
        <text:list-item>
          <text:p text:style-name="P155"><text:span text:style-name="T156">Occorre<text:s/></text:span><text:span text:style-name="T157">bloccare<text:s/></text:span><text:span text:style-name="T158">i<text:s/></text:span><text:span text:style-name="T159">riders che arrivano alla fermata DOPO l’arrivo del bus (ossia vengono bloccati i riders<text:s/></text:span><text:span text:style-name="T160">“in ritardo”</text:span><text:span text:style-name="T161">);</text:span></text:p>
        </text:list-item>
        <text:list-item>
          <text:p text:style-name="P162"><text:span text:style-name="T163">Occorre<text:s/></text:span><text:span text:style-name="T164">bloccare</text:span><text:span text:style-name="T165"><text:s/>il<text:s/></text:span><text:span text:style-name="T166">bus affinché questo<text:s/></text:span><text:span text:style-name="T167">non parta</text:span><text:span text:style-name="T168"><text:s/>fino a che l’ultimo passeggero non<text:s/></text:span><text:span text:style-name="T169">sia</text:span><text:span text:style-name="T170"><text:s/>salito.</text:span></text:p>
        </text:list-item>
      </text:list>
      <text:p text:style-name="P171"><text:span text:style-name="T172">Per risolvere i vincoli precedentemente elencati è stato utilizzato il costrutto MONITOR.<text:s/></text:span><text:span text:style-name="T173">Le variabili condition utilizzate sono illustrate di seguito</text:span><text:span text:style-name="T174">:</text:span></text:p>
      <text:soft-page-break/>
      <text:list text:style-name="LFO3" text:continue-numbering="true">
        <text:list-item>
          <text:p text:style-name="P175"><text:span text:style-name="T176">C_BUS_CAPACITY: Su questa var condition andranno a bloccarsi i<text:s/></text:span><text:span text:style-name="T177">riders che<text:s/></text:span><text:span text:style-name="T178">superano</text:span><text:span text:style-name="T179"><text:s/>la capacità consentita. Per verificare la condizione è stata utilizzata una variabile INTERA (num_rider_bus_stop) che conta il numero di passeggeri giunti alla<text:s/></text:span><text:span text:style-name="T180">fermata del bus e dunque, nel caso in cui il valore di questa variabile NON SIA MINORE della capacità del bus, si causerà la sospensione del thread → Risolve il problema imposto dal vincolo 1</text:span><text:span text:style-name="T181">;</text:span></text:p>
        </text:list-item>
        <text:list-item>
          <text:p text:style-name="P182"><text:span text:style-name="T183"> C_BUS: Su questa var condition andranno a bloccarsi i<text:s/></text:span><text:span text:style-name="T184">rider</text:span><text:span text:style-name="T185"><text:s/>che arrivano PRIMA del bus ossia i prossimi passeggeri ad essere serviti. Per verificare la condizione è stata utilizzata una variabile BOOLEANA (bus_pronto) che vale<text:s/></text:span><text:span text:style-name="T186">true</text:span><text:span text:style-name="T187"><text:s/>se l’autobus è arrivato (</text:span><text:span text:style-name="T188">false</text:span><text:span text:style-name="T189"><text:s/>altrimenti), nel caso in cui il valore di</text:span><text:span text:style-name="T190"><text:s/>questa variabile NON SIA TRUE, si causerà la sospensione del thread → Risolve il problema imposto dal vincolo 2;</text:span></text:p>
        </text:list-item>
        <text:list-item>
          <text:p text:style-name="P191"><text:span text:style-name="T192">C_LATE_RIDER: Su questa var condition andranno a bloccarsi i thread dei riders che arrivano DOPO il bus. Per verificare la condizione è stata<text:s/></text:span><text:span text:style-name="T193">utilizzata la stessa variabile booleana precedentemente descritta (bus_pronto), tuttavia qui la condizione da verificare è DUALE in quanto, non appena un rider si mette in attesa, se la variabile bus_pronto vale<text:s/></text:span><text:span text:style-name="T194">true</text:span><text:span text:style-name="T195"><text:s/>significa che l’autobus è arrivato e ch</text:span><text:span text:style-name="T196">e dunque sta facendo salire i passeggeri; ciò causerà la sospensione del thread → Risolve il problema imposto dal vincolo 3;</text:span></text:p>
        </text:list-item>
        <text:list-item>
          <text:p text:style-name="P197"><text:span text:style-name="T198">C_LAST_RIDER_ON: Su questa var si andrà a bloccarsi il thread del bus in attesa che salga l’ultimo passeggero. Per verificare la co</text:span><text:span text:style-name="T199">ndizione è stata utilizzata una variabile INTERA (num_rider_attesa) che conta il numero di passeggeri in attesa dell’arrivo del bus. Ogni volta che un thread rider sale sul bus esso andrà a decrementare il valore di questa variabile e dunque, fino a che la</text:span><text:span text:style-name="T200"><text:s/>variabile ha un valore DIVERSO DA 0 (ossia fino a che non è salito l’ultimo passeggero), il thread del bus rimarrà sospeso. →<text:s/></text:span><text:span text:style-name="T201">Risolve il problema imposto dal vincolo 4.</text:span></text:p>
        </text:list-item>
      </text:list>
      <text:list text:style-name="LFO1" text:continue-numbering="true">
        <text:list-item>
          <text:list>
            <text:list-item>
              <text:p text:style-name="P202"><text:bookmark-start text:name="_Toc93783192"/>Parti rilevanti del codice<text:bookmark-end text:name="_Toc93783192"/></text:p>
            </text:list-item>
          </text:list>
        </text:list-item>
      </text:list>
      <text:p text:style-name="P203"><text:span text:style-name="T204">È stata effettuata una<text:s/></text:span><text:span text:style-name="T205">modifica al main durante la creazione del thre</text:span><text:span text:style-name="T206">ad<text:s/></text:span><text:span text:style-name="T207">del bus con il<text:s/></text:span><text:span text:style-name="T208">fine di avere un comportamento “aleatorio” del programma</text:span><text:span text:style-name="T209">. Il codice del main è riportato di seguito:</text:span></text:p>
      <text:p text:style-name="P210"><text:span text:style-name="T211">/* Il thread BUS parte da una posizione casuale per garantire un comportamento del programma diverso per ogni esecuzione */</text:span></text:p>
      <text:p text:style-name="P212"><text:span text:style-name="T213">    srand(time(NULL));    ←<text:s/></text:span><text:span text:style-name="T214">inizia</text:span><text:span text:style-name="T215">lizzazione per generare il numero<text:s/></text:span><text:span text:style-name="T216">pseudo-casuale</text:span></text:p>
      <text:p text:style-name="P217"><text:span text:style-name="T218">    </text:span><text:span text:style-name="T219">bus_i = rand() % NUM_THREADS;    ←<text:s/></text:span><text:span text:style-name="T220">Creazione dell'indice del thread bus</text:span></text:p>
      <text:p text:style-name="P221"><text:span text:style-name="T222">   for (i=0; i &lt; NUM_THREADS; i++)</text:span></text:p>
      <text:soft-page-break/>
      <text:p text:style-name="P223"><text:span text:style-name="T224">   {</text:span></text:p>
      <text:p text:style-name="P225"><text:span text:style-name="T226">       <text:s/>taskids[i] = i;</text:span></text:p>
      <text:p text:style-name="P227"><text:span text:style-name="T228">       <text:s/>if (i != bus_i) {</text:span></text:p>
      <text:p text:style-name="P229"><text:span text:style-name="T230">…</text:span></text:p>
      <text:p text:style-name="P231"><text:span text:style-name="T232">       <text:s/>} else {        ←<text:s/></text:span><text:span text:style-name="T233">Qui<text:s/></text:span><text:span text:style-name="T234">viene generato il thread del bus</text:span></text:p>
      <text:p text:style-name="P235"><text:span text:style-name="T236">         <text:s/></text:span><text:span text:style-name="T237">printf("Sto per creare il thread %d-esimo (bus)\n", taskids[i]);</text:span></text:p>
      <text:p text:style-name="P238"><text:span text:style-name="T239">        if (pthread_create(&amp;thread[i], NULL, eseguiBus, (void *) (&amp;taskids[i])) != 0)</text:span></text:p>
      <text:p text:style-name="P240"><text:span text:style-name="T241">        <text:s/></text:span><text:span text:style-name="T242">{</text:span></text:p>
      <text:p text:style-name="P243"><text:span text:style-name="T244">             <text:s/></text:span><text:span text:style-name="T245">sprintf(error,"SONO IL MAIN E CI SONO STATI PROBLEMI DELLA CREAZIONE DEL thread %d-esimo (bus)\n", taskids[i]);</text:span></text:p>
      <text:p text:style-name="P246"><text:span text:style-name="T247">             perror(error);</text:span></text:p>
      <text:p text:style-name="P248"><text:span text:style-name="T249">               <text:s/>exit(8);</text:span></text:p>
      <text:p text:style-name="P250"><text:span text:style-name="T251">         }</text:span></text:p>
      <text:p text:style-name="P252"><text:span text:style-name="T253">           printf("SONO IL MAIN e ho creato il Pthread %i-esimo con id=%lu (bus)</text:span><text:span text:style-name="T254">\n", i, thread[i]);</text:span></text:p>
      <text:p text:style-name="P255"><text:span text:style-name="T256">       <text:s/>}</text:span></text:p>
      <text:p text:style-name="P257"><text:span text:style-name="T258">   }</text:span></text:p>
      <text:p text:style-name="P259"/>
      <text:p text:style-name="P260"><text:span text:style-name="T261">In questo modo si avrà (potenzialmente) un comportamento diverso per ogni esecuzione come mostrato nel paragrafo 1.4.</text:span></text:p>
      <text:list text:style-name="LFO1" text:continue-numbering="true">
        <text:list-item>
          <text:list>
            <text:list-item>
              <text:p text:style-name="P262"><text:bookmark-start text:name="_Toc93783193"/>Commenti su diverse esecuzioni<text:bookmark-end text:name="_Toc93783193"/></text:p>
            </text:list-item>
          </text:list>
        </text:list-item>
      </text:list>
      <text:p text:style-name="P263">&lt;INSERIRE LOGS&gt;</text:p>
      <text:p text:style-name="P264"/>
      <text:list text:style-name="LFO1" text:continue-numbering="true">
        <text:list-item>
          <text:p text:style-name="P265"><text:bookmark-start text:name="_Toc93783194"/>ESERCIZIO 2 – IL PROBLEMA DEL “MULTI-CAR ROLLER COASTER”<text:bookmark-end text:name="_Toc93783194"/></text:p>
        </text:list-item>
      </text:list>
      <text:list text:style-name="LFO1" text:continue-numbering="true">
        <text:list-item>
          <text:list>
            <text:list-item>
              <text:p text:style-name="P266"><text:bookmark-start text:name="_Toc93783195"/>Descrizione del problema<text:bookmark-end text:name="_Toc93783195"/></text:p>
            </text:list-item>
          </text:list>
        </text:list-item>
      </text:list>
      <text:p text:style-name="P267"><text:span text:style-name="T268">Questo problema è un’estensione del “</text:span><text:span text:style-name="T269">Roller Coaster Problem”<text:s/></text:span><text:span text:style-name="T270">il quale è formulato come segue:</text:span></text:p>
      <text:p text:style-name="P271">Ci sono due tipologie di thread:</text:p>
      <text:list text:style-name="LFO5" text:continue-numbering="true">
        <text:list-item>
          <text:p text:style-name="P272">Thread<text:s/>di tipo<text:s/>passeggero<text:s/>che<text:s/>sale<text:s/>a bordo dell’auto;</text:p>
        </text:list-item>
        <text:list-item>
          <text:p text:style-name="P273">Thread<text:s/>di tipo<text:s/>auto<text:s/>che gira attorno ad un tracciato.</text:p>
        </text:list-item>
      </text:list>
      <text:p text:style-name="P274"><text:span text:style-name="T275">Di cui<text:s/></text:span><text:span text:style-name="T276">n</text:span><text:span text:style-name="T277"><text:s/>thread di tipo passegger</text:span><text:span text:style-name="T278">o</text:span><text:span text:style-name="T279"><text:s/>ed un solo thread di tipo auto.<text:s/></text:span></text:p>
      <text:p text:style-name="P280"><text:span text:style-name="T281">I passeggeri<text:s/></text:span><text:span text:style-name="T282">ripetitivamente</text:span><text:span text:style-name="T283"><text:s/>aspettano di fare un giro sull’auto la quale può contenere<text:s/></text:span><text:span text:style-name="T284">C</text:span><text:span text:style-name="T285"><text:s/>passeggeri (con<text:s/></text:span><text:span text:style-name="T286">C<text:s/></text:span><text:span text:style-name="T287">&lt;</text:span><text:span text:style-name="T288"><text:s/>n</text:span><text:span text:style-name="T289">).<text:s/></text:span><text:span text:style-name="T290">L’auto può iniziare il giro<text:s/></text:span><text:span text:style-name="T291">soltanto se</text:span><text:span text:style-name="T292"><text:s/></text:span><text:span text:style-name="T293">piena</text:span><text:span text:style-name="T294">. Seguono<text:s/></text:span><text:span text:style-name="T295">ulteriori<text:s/></text:span><text:span text:style-name="T296">dettagl</text:span><text:span text:style-name="T297">i</text:span><text:span text:style-name="T298">:</text:span></text:p>
      <text:list text:style-name="LFO6" text:continue-numbering="true">
        <text:list-item>
          <text:p text:style-name="P299"><text:span text:style-name="T300">I passeggeri invocano le funzioni<text:s/></text:span><text:span text:style-name="T301">board</text:span><text:span text:style-name="T302"><text:s/>e<text:s/></text:span><text:span text:style-name="T303">unboard</text:span><text:span text:style-name="T304"><text:s/>rispettivamente per salire e scendere dall’auto;</text:span></text:p>
        </text:list-item>
        <text:list-item>
          <text:p text:style-name="P305"><text:span text:style-name="T306">L’auto invoca le funzioni<text:s/></text:span><text:span text:style-name="T307">load</text:span><text:span text:style-name="T308">,<text:s/></text:span><text:span text:style-name="T309">run</text:span><text:span text:style-name="T310">, e<text:s/></text:span><text:span text:style-name="T311">unload</text:span><text:span text:style-name="T312"><text:s/>rispettivamente per<text:s/></text:span><text:span text:style-name="T313">consentire</text:span><text:span text:style-name="T314"><text:s/>ai passeggeri di salire, iniziare il giro e<text:s/></text:span><text:span text:style-name="T315">consentire</text:span><text:span text:style-name="T316"><text:s/>ai passeggeri</text:span><text:span text:style-name="T317"><text:s/></text:span><text:span text:style-name="T318">di<text:s/></text:span><text:span text:style-name="T319">scendere</text:span><text:span text:style-name="T320">;</text:span></text:p>
        </text:list-item>
        <text:list-item>
          <text:p text:style-name="P321"><text:span text:style-name="T322">I passeggeri<text:s/></text:span><text:span text:style-name="T323">non possono</text:span><text:span text:style-name="T324"><text:s/>invocare<text:s/></text:span><text:span text:style-name="T325">la funzione</text:span><text:span text:style-name="T326"><text:s/></text:span><text:span text:style-name="T327">board</text:span><text:span text:style-name="T328"><text:s/>(ossia salire nell’auto)<text:s/></text:span><text:span text:style-name="T329">fino a che</text:span><text:span text:style-name="T330"><text:s/>l’auto non abbia invocato<text:s/></text:span><text:span text:style-name="T331">la funzione</text:span><text:span text:style-name="T332"><text:s/></text:span><text:span text:style-name="T333">load;</text:span></text:p>
        </text:list-item>
        <text:list-item>
          <text:p text:style-name="P334"><text:span text:style-name="T335">I passeggeri<text:s/></text:span><text:span text:style-name="T336">non possono</text:span><text:span text:style-name="T337"><text:s/>invocare<text:s/></text:span><text:span text:style-name="T338">la funzione</text:span><text:span text:style-name="T339"><text:s/></text:span><text:span text:style-name="T340">un</text:span><text:span text:style-name="T341">board</text:span><text:span text:style-name="T342"><text:s/>(ossia scendere dall’auto)<text:s/></text:span><text:span text:style-name="T343">fino a che</text:span><text:span text:style-name="T344"><text:s/>l’auto non abbia invocato<text:s/></text:span><text:span text:style-name="T345">la funzione</text:span><text:span text:style-name="T346"><text:s/></text:span><text:span text:style-name="T347">unload;</text:span></text:p>
        </text:list-item>
        <text:list-item>
          <text:p text:style-name="P348"><text:span text:style-name="T349">L’auto non può partire<text:s/></text:span><text:span text:style-name="T350">fino a che</text:span><text:span text:style-name="T351"><text:s/>non sono saliti<text:s/></text:span><text:span text:style-name="T352">esattamente</text:span><text:span text:style-name="T353"><text:s/></text:span><text:span text:style-name="T354">C</text:span><text:span text:style-name="T355"><text:s/>passeggeri al suo interno</text:span><text:span text:style-name="T356"><text:s/>(ossia fino a che i posti al suo interno non sono esauriti)</text:span><text:span text:style-name="T357">.</text:span></text:p>
        </text:list-item>
      </text:list>
      <text:p text:style-name="P358">Come citato sopra, il problema risolto in questo elaborato prevede un’estensione dell’esercizio appena descritto aggiungendo le seguenti funzionalità:</text:p>
      <text:list text:style-name="LFO7" text:continue-numbering="true">
        <text:list-item>
          <text:p text:style-name="P359"><text:span text:style-name="T360">È consentito ad un numero<text:s/></text:span><text:span text:style-name="T361">m</text:span><text:span text:style-name="T362"><text:s/></text:span><text:span text:style-name="T363">di auto</text:span><text:span text:style-name="T364"><text:s/>(con<text:s/></text:span><text:span text:style-name="T365">m</text:span><text:span text:style-name="T366"><text:s/>&gt; 1)</text:span><text:span text:style-name="T367"><text:s/>di girare nel tracciato<text:s/></text:span><text:span text:style-name="T368">contemporaneamente</text:span><text:span text:style-name="T369">;</text:span></text:p>
        </text:list-item>
        <text:list-item>
          <text:p text:style-name="P370"><text:span text:style-name="T371">Soltanto una macchina alla volta può caricare persone al suo interno</text:span><text:span text:style-name="T372"><text:s/>(ossia soltanto una macchina alla volta può invocare la funzione<text:s/></text:span><text:span text:style-name="T373">load</text:span><text:span text:style-name="T374">;<text:s/></text:span><text:span text:style-name="T375">l’auto successiva potrà invocare tale funzione</text:span><text:span text:style-name="T376"><text:s/></text:span><text:span text:style-name="T377">solamente</text:span><text:span text:style-name="T378"><text:s/>dopo che l’auto corrente ha caricato tutti i passeggeri</text:span><text:span text:style-name="T379">)</text:span><text:span text:style-name="T380">;</text:span></text:p>
        </text:list-item>
        <text:list-item>
          <text:p text:style-name="P381"><text:span text:style-name="T382">Le auto<text:s/></text:span><text:span text:style-name="T383">non</text:span><text:span text:style-name="T384"><text:s/>possono sorpassarsi l’un l’altra, e dunque, devono invocare<text:s/></text:span><text:span text:style-name="T385">la funzione</text:span><text:span text:style-name="T386"><text:s/></text:span><text:span text:style-name="T387">unload</text:span><text:span text:style-name="T388">, per consentire la discesa dei passeggeri,<text:s/></text:span><text:span text:style-name="T389">nello stesso ordine</text:span><text:span text:style-name="T390"><text:s/>in cui hanno caricato quest’ultimi (ossia nello stesso ordine in cui le auto hanno invocato<text:s/></text:span><text:span text:style-name="T391">la funzione</text:span><text:span text:style-name="T392"><text:s/></text:span><text:span text:style-name="T393">load</text:span><text:span text:style-name="T394">);</text:span></text:p>
        </text:list-item>
        <text:list-item>
          <text:p text:style-name="P395"><text:span text:style-name="T396">Tutti</text:span><text:span text:style-name="T397"><text:s/>i thread di tipo passeggero di un “</text:span><text:span text:style-name="T398">carload”</text:span><text:span text:style-name="T399"><text:s/>(ossia tutti i thread dentro la stessa identica auto) devono scendere (ossia invocare<text:s/></text:span><text:span text:style-name="T400">la funzione</text:span><text:span text:style-name="T401"><text:s/></text:span><text:span text:style-name="T402">unboard</text:span><text:span text:style-name="T403">)<text:s/></text:span><text:span text:style-name="T404">prima</text:span><text:span text:style-name="T405"><text:s/>di uno dei qualsiasi altri thread (chiaramente di tipo passeggero) di un “</text:span><text:span text:style-name="T406">carload”<text:s/></text:span><text:span text:style-name="T407">successivo.</text:span></text:p>
        </text:list-item>
      </text:list>
      <text:list text:style-name="LFO1" text:continue-numbering="true">
        <text:list-item>
          <text:list>
            <text:list-item>
              <text:p text:style-name="P408"><text:bookmark-start text:name="_Toc93783196"/>Approccio per risolvere i vincoli di concorrenza<text:bookmark-end text:name="_Toc93783196"/></text:p>
            </text:list-item>
          </text:list>
        </text:list-item>
      </text:list>
      <text:p text:style-name="P409"><text:span text:style-name="T410">La risoluzione del seguente problema implica la considerazione di diversi vincoli:</text:span></text:p>
      <text:list text:style-name="LFO8" text:continue-numbering="true">
        <text:list-item>
          <text:p text:style-name="P411"><text:span text:style-name="T412">Occorre<text:s/></text:span><text:span text:style-name="T413">regolare</text:span><text:span text:style-name="T414"><text:s/>l’ordine in cui i thread di tipo auto possono far salire i passeggeri (ossia l’ordine in cui questi potranno invocare il metodo<text:s/></text:span><text:span text:style-name="T415">load</text:span><text:span text:style-name="T416">)</text:span><text:span text:style-name="T417"><text:s/>consentendo</text:span><text:span text:style-name="T418">lo</text:span><text:span text:style-name="T419"><text:s/></text:span><text:span text:style-name="T420">ad una macchina alla</text:span><text:span text:style-name="T421"><text:s/>volta</text:span><text:span text:style-name="T422">;</text:span></text:p>
        </text:list-item>
        <text:list-item>
          <text:p text:style-name="P423"><text:span text:style-name="T424">Occorre<text:s/></text:span><text:span text:style-name="T425">regolare</text:span><text:span text:style-name="T426"><text:s/>l’ordine in cui i thread di tipo auto possono far scendere i passeggeri (ossia l’ordine in cui questi potranno invocare il metodo<text:s/></text:span><text:span text:style-name="T427">unload</text:span><text:span text:style-name="T428">) in base all’ordine in cui è stata effettuata la salita dei passeggeri;</text:span></text:p>
        </text:list-item>
        <text:list-item>
          <text:p text:style-name="P429"><text:span text:style-name="T430">Occorre<text:s/></text:span><text:span text:style-name="T431">bloccare<text:s/></text:span><text:span text:style-name="T432">i thread di tipo passeggero</text:span><text:span text:style-name="T433"><text:s/>che provano a invocare la funzione<text:s/></text:span><text:span text:style-name="T434">board</text:span><text:span text:style-name="T435"><text:s/></text:span><text:span text:style-name="T436">prima</text:span><text:span text:style-name="T437"><text:s/>che<text:s/></text:span><text:span text:style-name="T438">il thread</text:span><text:span text:style-name="T439"><text:s/>di tipo auto abbia invocato la funzione<text:s/></text:span><text:span text:style-name="T440">load</text:span><text:span text:style-name="T441">;</text:span></text:p>
        </text:list-item>
        <text:list-item>
          <text:p text:style-name="P442"><text:span text:style-name="T443">Occorre<text:s/></text:span><text:span text:style-name="T444">bloccare<text:s/></text:span><text:span text:style-name="T445">i thread di tipo passeggero che provano a invocare la funzione<text:s/></text:span><text:span text:style-name="T446">unboard</text:span><text:span text:style-name="T447"><text:s/></text:span><text:span text:style-name="T448">prima</text:span><text:span text:style-name="T449"><text:s/>che il thread di tipo auto abbia invocato la funzione<text:s/></text:span><text:span text:style-name="T450">unload</text:span><text:span text:style-name="T451">;</text:span></text:p>
        </text:list-item>
        <text:list-item>
          <text:p text:style-name="P452"><text:span text:style-name="T453">Occorre<text:s/></text:span><text:span text:style-name="T454">bloccare</text:span><text:span text:style-name="T455"><text:s/>i thread di tipo auto<text:s/></text:span><text:span text:style-name="T456">che tentano di far partire il giro nel circuito<text:s/></text:span><text:span text:style-name="T457">fino a che</text:span><text:span text:style-name="T458"><text:s/>non sono saliti tutti i<text:s/></text:span><text:span text:style-name="T459">C</text:span><text:span text:style-name="T460"><text:s/>passeggeri al suo interno;</text:span></text:p>
        </text:list-item>
        <text:list-item>
          <text:p text:style-name="P461"><text:span text:style-name="T462">Occorre<text:s/></text:span><text:span text:style-name="T463">che</text:span><text:span text:style-name="T464"><text:s/>tutti</text:span><text:span text:style-name="T465"><text:s/>i thread di tipo passeggero<text:s/></text:span><text:span text:style-name="T466">di un certo</text:span><text:span text:style-name="T467"><text:s/></text:span><text:span text:style-name="T468">carload</text:span><text:span text:style-name="T469"><text:s/>(termine specificato nel paragrafo 2.1) scendano dall’auto (ossia invochino il metodo<text:s/></text:span><text:span text:style-name="T470">unboard</text:span><text:span text:style-name="T471">)</text:span><text:span text:style-name="T472"><text:s/>PRIMA</text:span><text:span text:style-name="T473"><text:s/>che un qualsiasi thread di un<text:s/></text:span><text:span text:style-name="T474">carload</text:span><text:span text:style-name="T475"><text:s/>successiva possa invocare il metodo<text:s/></text:span><text:span text:style-name="T476">unboard</text:span><text:span text:style-name="T477">.</text:span></text:p>
        </text:list-item>
      </text:list>
      <text:p text:style-name="P478"/>
      <text:list text:style-name="LFO1" text:continue-numbering="true">
        <text:list-item>
          <text:list>
            <text:list-item>
              <text:p text:style-name="P479"><text:bookmark-start text:name="_Toc93783197"/>Parti rilevanti del codice<text:bookmark-end text:name="_Toc93783197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80"><text:bookmark-start text:name="_Toc93783198"/>Commenti su diverse esecuzioni<text:bookmark-end text:name="_Toc93783198"/></text:p>
            </text:list-item>
          </text:list>
        </text:list-item>
      </text:list>
      <text:p text:style-name="P481"/>
      <text:list text:style-name="LFO1" text:continue-numbering="true">
        <text:list-item>
          <text:p text:style-name="P482"><text:bookmark-start text:name="_Toc93783199"/>ESERCIZIO 3 – IL PROBLEMA DEL “SEARCH-INSERT-DELETE”<text:bookmark-end text:name="_Toc93783199"/></text:p>
        </text:list-item>
      </text:list>
      <text:list text:style-name="LFO1" text:continue-numbering="true">
        <text:list-item>
          <text:list>
            <text:list-item>
              <text:p text:style-name="P483"><text:bookmark-start text:name="_Toc93783200"/>Descrizione del problema<text:bookmark-end text:name="_Toc93783200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84"><text:bookmark-start text:name="_Toc93783201"/>Approccio per risolvere i vincoli di<text:s/>concorrenza<text:bookmark-end text:name="_Toc9378320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85"><text:bookmark-start text:name="_Toc93783202"/>Parti rilevanti del codice<text:bookmark-end text:name="_Toc93783202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86"><text:bookmark-start text:name="_Toc93783203"/>Commenti su diverse esecuzioni<text:bookmark-end text:name="_Toc93783203"/></text:p>
            </text:list-item>
          </text:list>
        </text:list-item>
      </text:list>
      <text:p text:style-name="P487"/>
      <text:h text:style-name="P488" text:outline-level="1"><text:bookmark-start text:name="_Toc93783204"/>ESERCIZIO 4 – IL PROBLEMA DEL BARBIERE DI HILZER<text:bookmark-end text:name="_Toc93783204"/></text:h>
      <text:list text:style-name="LFO4" text:continue-numbering="true">
        <text:list-item>
          <text:p text:style-name="P489"><text:bookmark-start text:name="_Toc93783134"/><text:bookmark-start text:name="_Toc93783163"/><text:bookmark-start text:name="_Toc93783205"/><text:bookmark-end text:name="_Toc93783134"/><text:bookmark-end text:name="_Toc93783163"/><text:bookmark-end text:name="_Toc93783205"/></text:p>
        </text:list-item>
        <text:list-item>
          <text:p text:style-name="P490"><text:bookmark-start text:name="_Toc93783135"/><text:bookmark-start text:name="_Toc93783164"/><text:bookmark-start text:name="_Toc93783206"/><text:bookmark-end text:name="_Toc93783135"/><text:bookmark-end text:name="_Toc93783164"/><text:bookmark-end text:name="_Toc93783206"/></text:p>
        </text:list-item>
        <text:list-item>
          <text:p text:style-name="P491"><text:bookmark-start text:name="_Toc93783136"/><text:bookmark-start text:name="_Toc93783165"/><text:bookmark-start text:name="_Toc93783207"/><text:bookmark-end text:name="_Toc93783136"/><text:bookmark-end text:name="_Toc93783165"/><text:bookmark-end text:name="_Toc93783207"/></text:p>
        </text:list-item>
        <text:list-item>
          <text:p text:style-name="P492"><text:bookmark-start text:name="_Toc93783137"/><text:bookmark-start text:name="_Toc93783166"/><text:bookmark-start text:name="_Toc93783208"/><text:bookmark-end text:name="_Toc93783137"/><text:bookmark-end text:name="_Toc93783166"/><text:bookmark-end text:name="_Toc93783208"/></text:p>
        </text:list-item>
      </text:list>
      <text:list text:style-name="LFO4" text:continue-numbering="true">
        <text:list-item>
          <text:list>
            <text:list-item>
              <text:p text:style-name="P493"><text:bookmark-start text:name="_Toc93783209"/>Descrizione del problema<text:bookmark-end text:name="_Toc93783209"/>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494"><text:bookmark-start text:name="_Toc93783210"/>Approccio per risolvere i vincoli di concorrenza<text:bookmark-end text:name="_Toc93783210"/>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495"><text:bookmark-start text:name="_Toc93783211"/>Parti rilevanti del codice<text:bookmark-end text:name="_Toc93783211"/>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496"><text:bookmark-start text:name="_Toc93783212"/>Commenti su diverse<text:s/>esecuzioni<text:bookmark-end text:name="_Toc93783212"/></text:p>
            </text:list-item>
          </text:list>
        </text:list-item>
      </text:list>
      <text:h text:style-name="P497" text:outline-level="1"><text:bookmark-start text:name="_Toc93783213"/><text:soft-page-break/><text:span text:style-name="T498">CONCLUSIONI</text:span><text:bookmark-end text:name="_Toc93783213"/></text:h>
      <text:p text:style-name="P499"/>
      <text:h text:style-name="P500" text:outline-level="1"><text:bookmark-start text:name="_Toc93783214"/>BIBLIOGRAFIA<text:bookmark-end text:name="_Toc93783214"/></text:h>
      <text:p text:style-name="P501"/>
      <text:h text:style-name="Titolo1" text:outline-level="1"><text:bookmark-start text:name="_Toc93783215"/>APPENDICE<text:bookmark-end text:name="_Toc93783215"/></text:h>
      <text:p text:style-name="P5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2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/>
      <style:text-properties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Titolo2" style:display-name="Titolo 2" style:family="paragraph" style:parent-style-name="Normale" style:default-outline-level="2">
      <style:paragraph-properties fo:margin-top="0.0694in"/>
      <style:text-properties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Titolo3" style:display-name="Titolo 3" style:family="paragraph" style:parent-style-name="Normale" style:default-outline-level="3">
      <style:paragraph-properties fo:margin-top="0.0694in"/>
      <style:text-properties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4472C4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libri Light" fo:color="#1F3763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1F3763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libri Light" fo:color="#4472C4" fo:font-size="10pt" style:font-size-asian="10pt" style:font-size-complex="10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e" style:display-name="Normale" style:family="paragraph">
      <style:paragraph-properties fo:text-align="justify" fo:margin-top="0.0833in" fo:margin-bottom="0.0694in" fo:line-height="100%"/>
      <style:text-properties style:font-name="Times New Roman" style:font-name-asian="Times New Roman" fo:font-size="12pt" style:font-size-asian="12p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keep-with-next="always" fo:keep-together="always" fo:margin-top="0.1666in" fo:margin-bottom="0in" fo:line-height="105%"/>
      <style:text-properties style:font-name="Calibri Light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fault" style:display-name="Default" style:family="paragraph">
      <style:paragraph-properties style:text-autospace="none" fo:margin-top="0.0208in" fo:margin-bottom="0in" fo:line-height="100%"/>
      <style:text-properties style:font-name="Times New Roman" style:font-name-asian="Times New Roman" fo:color="#000000" fo:font-size="12pt" style:font-size-asian="12pt" style:font-size-complex="12pt" fo:hyphenate="false"/>
    </style:style>
    <style:style style:name="Testonotaapièdipagina" style:display-name="Testo nota a piè di pagin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Titolo" style:display-name="Titolo" style:family="paragraph" style:parent-style-name="Normale" style:next-style-name="Normale">
      <style:paragraph-properties style:contextual-spacing="true" fo:margin-bottom="0.2083in"/>
      <style:text-properties fo:font-weight="bold" style:font-weight-asian="bold" fo:letter-spacing="0.0034in" fo:font-size="20pt" style:font-size-asian="20pt" style:font-size-complex="26pt" fo:hyphenate="fals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letter-spacing="0.0034in" fo:font-size="20pt" style:font-size-asian="20pt" style:font-size-complex="26pt"/>
    </style:style>
    <style:style style:name="Sottotitolo" style:display-name="Sottotitolo" style:family="paragraph" style:parent-style-name="Normale" style:next-style-name="Normale">
      <style:paragraph-properties fo:text-align="center"/>
      <style:text-properties style:font-name="Calibri" fo:font-style="italic" style:font-style-asian="italic" style:font-style-complex="italic" fo:color="#808080" fo:letter-spacing="0.0104in" style:font-size-complex="12pt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Times New Roman" fo:font-style="italic" style:font-style-asian="italic" style:font-style-complex="italic" fo:color="#808080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text-align="center" fo:margin-top="0.0208in" fo:margin-bottom="0in" fo:line-height="100%"/>
      <style:text-properties style:font-name-asian="Times New Roman" fo:font-style="italic" style:font-style-asian="italic" fo:color="#808080" fo:font-size="12pt" style:font-size-asian="12pt" fo:hyphenate="fals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false"/>
    </style:style>
    <style:style style:name="CitazioneCarattere" style:display-name="Citazione Carattere" style:family="text" style:parent-style-name="Car.predefinitoparagrafo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/>
    </style:style>
    <style:style style:name="Citazioneintensa" style:display-name="Citazione intensa" style:family="paragraph" style:parent-style-name="Normale" style:next-style-name="Normale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CitazioneintensaCarattere" style:display-name="Citazione intensa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472C4"/>
    </style:style>
    <style:style style:name="Riferimentodelicato" style:display-name="Riferimento delicato" style:family="text" style:parent-style-name="Car.predefinitoparagrafo">
      <style:text-properties fo:font-variant="small-caps" fo:color="#ED7D31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Sommario1" style:display-name="Sommario 1" style:family="paragraph" style:parent-style-name="Normale" style:next-style-name="Normale" style:auto-update="true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fo:language="it" fo:country="I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left="0.1666in">
        <style:tab-stops/>
      </style:paragraph-properties>
      <style:text-properties fo:hyphenate="false"/>
    </style:style>
    <style:style style:name="PreformattatoHTML" style:display-name="Preformattato HTML" style:family="paragraph" style:parent-style-name="Normale">
      <style:paragraph-properties fo:text-align="start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en" style:country-asian="GB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Sommario3" style:display-name="Sommario 3" style:family="paragraph" style:parent-style-name="Normale" style:next-style-name="Normale" style:auto-update="true">
      <style:paragraph-properties fo:margin-left="0.3333in">
        <style:tab-stops/>
      </style:paragraph-properties>
      <style:text-properties fo:hyphenate="false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text-align="start" fo:margin-top="0.0694in"/>
      <style:text-properties style:font-size-complex="12pt" style:language-asian="en" style:country-asian="GB"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text:display="none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text:display="none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èdipagina" style:family="paragraph">
      <style:text-properties fo:font-size="13pt" style:font-size-asian="13pt" style:font-size-complex="13pt" fo:language="it" fo:country="IT"/>
    </style:style>
    <style:style style:name="P3" style:parent-style-name="Pièdipagina" style:family="paragraph">
      <style:paragraph-properties fo:text-align="center"/>
    </style:style>
    <style:style style:name="T4" style:parent-style-name="Car.predefinitoparagrafo" style:family="text">
      <style:text-properties fo:font-size="13pt" style:font-size-asian="13pt" style:font-size-complex="13pt" fo:language="it" fo:country="IT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2</text:page-number></text:span></text:p>
        <text:p text:style-name="Pièdipagina"/>
        <text:p text:style-name="Normale"/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ASO LABIENI</meta:initial-creator>
    <dc:creator>TOMMASO LABIENI</dc:creator>
    <meta:creation-date>2022-01-17T10:51:00Z</meta:creation-date>
    <dc:date>2022-01-22T23:54:00Z</dc:date>
    <meta:template xlink:href="Normal.dotm" xlink:type="simple"/>
    <meta:editing-cycles>6</meta:editing-cycles>
    <meta:editing-duration>PT9300S</meta:editing-duration>
    <meta:document-statistic meta:page-count="13" meta:paragraph-count="21" meta:word-count="1640" meta:character-count="10969" meta:row-count="77" meta:non-whitespace-character-count="9350"/>
  </office:meta>
</office:document-meta>
</file>